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282cm" table:align="left" style:writing-mode="lr-tb"/>
    </style:style>
    <style:style style:name="Table1.A" style:family="table-column">
      <style:table-column-properties style:column-width="16.28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" style:family="table">
      <style:table-properties style:width="16.282cm" table:align="left" style:writing-mode="lr-tb"/>
    </style:style>
    <style:style style:name="Table2.A" style:family="table-column">
      <style:table-column-properties style:column-width="16.28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" style:family="table">
      <style:table-properties style:width="16.282cm" table:align="left" style:writing-mode="lr-tb"/>
    </style:style>
    <style:style style:name="Table3.A" style:family="table-column">
      <style:table-column-properties style:column-width="16.28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4" style:family="table">
      <style:table-properties style:width="16.282cm" table:align="left" style:writing-mode="lr-tb"/>
    </style:style>
    <style:style style:name="Table4.A" style:family="table-column">
      <style:table-column-properties style:column-width="16.28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5" style:family="table">
      <style:table-properties style:width="16.282cm" table:align="left" style:writing-mode="lr-tb"/>
    </style:style>
    <style:style style:name="Table5.A" style:family="table-column">
      <style:table-column-properties style:column-width="16.28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6" style:family="table">
      <style:table-properties style:width="16.282cm" table:align="left" style:writing-mode="lr-tb"/>
    </style:style>
    <style:style style:name="Table6.A" style:family="table-column">
      <style:table-column-properties style:column-width="16.28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7" style:family="table">
      <style:table-properties style:width="16.282cm" table:align="left" style:writing-mode="lr-tb"/>
    </style:style>
    <style:style style:name="Table7.A" style:family="table-column">
      <style:table-column-properties style:column-width="16.28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8" style:family="table">
      <style:table-properties style:width="16.282cm" table:align="left" style:writing-mode="lr-tb"/>
    </style:style>
    <style:style style:name="Table8.A" style:family="table-column">
      <style:table-column-properties style:column-width="16.28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9" style:family="table">
      <style:table-properties style:width="16.282cm" table:align="left" style:writing-mode="lr-tb"/>
    </style:style>
    <style:style style:name="Table9.A" style:family="table-column">
      <style:table-column-properties style:column-width="16.28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10" style:family="table">
      <style:table-properties style:width="16.282cm" table:align="left" style:writing-mode="lr-tb"/>
    </style:style>
    <style:style style:name="Table10.A" style:family="table-column">
      <style:table-column-properties style:column-width="16.282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11" style:family="table">
      <style:table-properties style:width="16.282cm" table:align="left" style:writing-mode="lr-tb"/>
    </style:style>
    <style:style style:name="Table11.A" style:family="table-column">
      <style:table-column-properties style:column-width="16.282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12" style:family="table">
      <style:table-properties style:width="16.282cm" table:align="left" style:writing-mode="lr-tb"/>
    </style:style>
    <style:style style:name="Table12.A" style:family="table-column">
      <style:table-column-properties style:column-width="16.282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13" style:family="table">
      <style:table-properties style:width="16.282cm" table:align="left" style:writing-mode="lr-tb"/>
    </style:style>
    <style:style style:name="Table13.A" style:family="table-column">
      <style:table-column-properties style:column-width="16.282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14" style:family="table">
      <style:table-properties style:width="16.282cm" table:align="left" style:writing-mode="lr-tb"/>
    </style:style>
    <style:style style:name="Table14.A" style:family="table-column">
      <style:table-column-properties style:column-width="16.282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15" style:family="table">
      <style:table-properties style:width="16.282cm" table:align="left" style:writing-mode="lr-tb"/>
    </style:style>
    <style:style style:name="Table15.A" style:family="table-column">
      <style:table-column-properties style:column-width="16.282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16" style:family="table">
      <style:table-properties style:width="16.282cm" table:align="left" style:writing-mode="lr-tb"/>
    </style:style>
    <style:style style:name="Table16.A" style:family="table-column">
      <style:table-column-properties style:column-width="16.282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17" style:family="table">
      <style:table-properties style:width="16.282cm" table:align="left" style:writing-mode="lr-tb"/>
    </style:style>
    <style:style style:name="Table17.A" style:family="table-column">
      <style:table-column-properties style:column-width="16.282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18" style:family="table">
      <style:table-properties style:width="16.282cm" table:align="left" style:writing-mode="lr-tb"/>
    </style:style>
    <style:style style:name="Table18.A" style:family="table-column">
      <style:table-column-properties style:column-width="16.282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19" style:family="table">
      <style:table-properties style:width="16.282cm" table:align="left" style:writing-mode="lr-tb"/>
    </style:style>
    <style:style style:name="Table19.A" style:family="table-column">
      <style:table-column-properties style:column-width="16.282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0" style:family="table">
      <style:table-properties style:width="16.282cm" table:align="left" style:writing-mode="lr-tb"/>
    </style:style>
    <style:style style:name="Table20.A" style:family="table-column">
      <style:table-column-properties style:column-width="16.282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1" style:family="table">
      <style:table-properties style:width="16.282cm" table:align="left" style:writing-mode="lr-tb"/>
    </style:style>
    <style:style style:name="Table21.A" style:family="table-column">
      <style:table-column-properties style:column-width="16.282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2" style:family="table">
      <style:table-properties style:width="16.282cm" table:align="left" style:writing-mode="lr-tb"/>
    </style:style>
    <style:style style:name="Table22.A" style:family="table-column">
      <style:table-column-properties style:column-width="16.282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3" style:family="table">
      <style:table-properties style:width="16.282cm" table:align="left" style:writing-mode="lr-tb"/>
    </style:style>
    <style:style style:name="Table23.A" style:family="table-column">
      <style:table-column-properties style:column-width="16.282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4" style:family="table">
      <style:table-properties style:width="16.282cm" table:align="left" style:writing-mode="lr-tb"/>
    </style:style>
    <style:style style:name="Table24.A" style:family="table-column">
      <style:table-column-properties style:column-width="16.282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5" style:family="table">
      <style:table-properties style:width="16.282cm" table:align="left" style:writing-mode="lr-tb"/>
    </style:style>
    <style:style style:name="Table25.A" style:family="table-column">
      <style:table-column-properties style:column-width="16.282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6" style:family="table">
      <style:table-properties style:width="16.282cm" table:align="left" style:writing-mode="lr-tb"/>
    </style:style>
    <style:style style:name="Table26.A" style:family="table-column">
      <style:table-column-properties style:column-width="16.282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7" style:family="table">
      <style:table-properties style:width="16.282cm" table:align="left" style:writing-mode="lr-tb"/>
    </style:style>
    <style:style style:name="Table27.A" style:family="table-column">
      <style:table-column-properties style:column-width="16.282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8" style:family="table">
      <style:table-properties style:width="16.282cm" table:align="left" style:writing-mode="lr-tb"/>
    </style:style>
    <style:style style:name="Table28.A" style:family="table-column">
      <style:table-column-properties style:column-width="16.282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29" style:family="table">
      <style:table-properties style:width="16.282cm" table:align="left" style:writing-mode="lr-tb"/>
    </style:style>
    <style:style style:name="Table29.A" style:family="table-column">
      <style:table-column-properties style:column-width="16.282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0" style:family="table">
      <style:table-properties style:width="16.282cm" table:align="left" style:writing-mode="lr-tb"/>
    </style:style>
    <style:style style:name="Table30.A" style:family="table-column">
      <style:table-column-properties style:column-width="16.282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1" style:family="table">
      <style:table-properties style:width="16.282cm" table:align="left" style:writing-mode="lr-tb"/>
    </style:style>
    <style:style style:name="Table31.A" style:family="table-column">
      <style:table-column-properties style:column-width="16.282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2" style:family="table">
      <style:table-properties style:width="16.282cm" table:align="left" style:writing-mode="lr-tb"/>
    </style:style>
    <style:style style:name="Table32.A" style:family="table-column">
      <style:table-column-properties style:column-width="16.282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3" style:family="table">
      <style:table-properties style:width="16.282cm" table:align="left" style:writing-mode="lr-tb"/>
    </style:style>
    <style:style style:name="Table33.A" style:family="table-column">
      <style:table-column-properties style:column-width="16.282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4" style:family="table">
      <style:table-properties style:width="16.282cm" table:align="left" style:writing-mode="lr-tb"/>
    </style:style>
    <style:style style:name="Table34.A" style:family="table-column">
      <style:table-column-properties style:column-width="16.282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5" style:family="table">
      <style:table-properties style:width="16.282cm" table:align="left" style:writing-mode="lr-tb"/>
    </style:style>
    <style:style style:name="Table35.A" style:family="table-column">
      <style:table-column-properties style:column-width="16.282cm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6" style:family="table">
      <style:table-properties style:width="16.282cm" table:align="left" style:writing-mode="lr-tb"/>
    </style:style>
    <style:style style:name="Table36.A" style:family="table-column">
      <style:table-column-properties style:column-width="16.282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7" style:family="table">
      <style:table-properties style:width="16.282cm" table:align="left" style:writing-mode="lr-tb"/>
    </style:style>
    <style:style style:name="Table37.A" style:family="table-column">
      <style:table-column-properties style:column-width="16.282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8" style:family="table">
      <style:table-properties style:width="16.282cm" table:align="left" style:writing-mode="lr-tb"/>
    </style:style>
    <style:style style:name="Table38.A" style:family="table-column">
      <style:table-column-properties style:column-width="16.282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39" style:family="table">
      <style:table-properties style:width="16.282cm" table:align="left" style:writing-mode="lr-tb"/>
    </style:style>
    <style:style style:name="Table39.A" style:family="table-column">
      <style:table-column-properties style:column-width="16.282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40" style:family="table">
      <style:table-properties style:width="16.282cm" table:align="left" style:writing-mode="lr-tb"/>
    </style:style>
    <style:style style:name="Table40.A" style:family="table-column">
      <style:table-column-properties style:column-width="16.282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41" style:family="table">
      <style:table-properties style:width="16.282cm" table:align="left" style:writing-mode="lr-tb"/>
    </style:style>
    <style:style style:name="Table41.A" style:family="table-column">
      <style:table-column-properties style:column-width="16.282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42" style:family="table">
      <style:table-properties style:width="16.282cm" table:align="left" style:writing-mode="lr-tb"/>
    </style:style>
    <style:style style:name="Table42.A" style:family="table-column">
      <style:table-column-properties style:column-width="16.282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43" style:family="table">
      <style:table-properties style:width="16.282cm" table:align="left" style:writing-mode="lr-tb"/>
    </style:style>
    <style:style style:name="Table43.A" style:family="table-column">
      <style:table-column-properties style:column-width="16.282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44" style:family="table">
      <style:table-properties style:width="16.282cm" table:align="left" style:writing-mode="lr-tb"/>
    </style:style>
    <style:style style:name="Table44.A" style:family="table-column">
      <style:table-column-properties style:column-width="16.282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45" style:family="table">
      <style:table-properties style:width="16.282cm" table:align="left" style:writing-mode="lr-tb"/>
    </style:style>
    <style:style style:name="Table45.A" style:family="table-column">
      <style:table-column-properties style:column-width="16.282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46" style:family="table">
      <style:table-properties style:width="16.282cm" table:align="left" style:writing-mode="lr-tb"/>
    </style:style>
    <style:style style:name="Table46.A" style:family="table-column">
      <style:table-column-properties style:column-width="16.282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47" style:family="table">
      <style:table-properties style:width="16.282cm" table:align="left" style:writing-mode="lr-tb"/>
    </style:style>
    <style:style style:name="Table47.A" style:family="table-column">
      <style:table-column-properties style:column-width="16.282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48" style:family="table">
      <style:table-properties style:width="16.282cm" table:align="left" style:writing-mode="lr-tb"/>
    </style:style>
    <style:style style:name="Table48.A" style:family="table-column">
      <style:table-column-properties style:column-width="16.282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49" style:family="table">
      <style:table-properties style:width="16.282cm" table:align="left" style:writing-mode="lr-tb"/>
    </style:style>
    <style:style style:name="Table49.A" style:family="table-column">
      <style:table-column-properties style:column-width="16.282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50" style:family="table">
      <style:table-properties style:width="16.282cm" table:align="left" style:writing-mode="lr-tb"/>
    </style:style>
    <style:style style:name="Table50.A" style:family="table-column">
      <style:table-column-properties style:column-width="16.282cm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51" style:family="table">
      <style:table-properties style:width="16.282cm" table:align="left" style:writing-mode="lr-tb"/>
    </style:style>
    <style:style style:name="Table51.A" style:family="table-column">
      <style:table-column-properties style:column-width="16.282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52" style:family="table">
      <style:table-properties style:width="16.282cm" table:align="left" style:writing-mode="lr-tb"/>
    </style:style>
    <style:style style:name="Table52.A" style:family="table-column">
      <style:table-column-properties style:column-width="16.282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53" style:family="table">
      <style:table-properties style:width="16.282cm" table:align="left" style:writing-mode="lr-tb"/>
    </style:style>
    <style:style style:name="Table53.A" style:family="table-column">
      <style:table-column-properties style:column-width="16.282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54" style:family="table">
      <style:table-properties style:width="16.282cm" table:align="left" style:writing-mode="lr-tb"/>
    </style:style>
    <style:style style:name="Table54.A" style:family="table-column">
      <style:table-column-properties style:column-width="16.282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55" style:family="table">
      <style:table-properties style:width="16.282cm" table:align="left" style:writing-mode="lr-tb"/>
    </style:style>
    <style:style style:name="Table55.A" style:family="table-column">
      <style:table-column-properties style:column-width="16.282cm"/>
    </style:style>
    <style:style style:name="Table55.1" style:family="table-row">
      <style:table-row-properties fo:keep-together="auto"/>
    </style:style>
    <style:style style:name="Table55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56" style:family="table">
      <style:table-properties style:width="16.282cm" table:align="left" style:writing-mode="lr-tb"/>
    </style:style>
    <style:style style:name="Table56.A" style:family="table-column">
      <style:table-column-properties style:column-width="16.282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57" style:family="table">
      <style:table-properties style:width="16.282cm" table:align="left" style:writing-mode="lr-tb"/>
    </style:style>
    <style:style style:name="Table57.A" style:family="table-column">
      <style:table-column-properties style:column-width="16.282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58" style:family="table">
      <style:table-properties style:width="16.282cm" table:align="left" style:writing-mode="lr-tb"/>
    </style:style>
    <style:style style:name="Table58.A" style:family="table-column">
      <style:table-column-properties style:column-width="16.282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59" style:family="table">
      <style:table-properties style:width="16.282cm" table:align="left" style:writing-mode="lr-tb"/>
    </style:style>
    <style:style style:name="Table59.A" style:family="table-column">
      <style:table-column-properties style:column-width="16.282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60" style:family="table">
      <style:table-properties style:width="16.282cm" table:align="left" style:writing-mode="lr-tb"/>
    </style:style>
    <style:style style:name="Table60.A" style:family="table-column">
      <style:table-column-properties style:column-width="16.282cm"/>
    </style:style>
    <style:style style:name="Table60.1" style:family="table-row">
      <style:table-row-properties fo:keep-together="auto"/>
    </style:style>
    <style:style style:name="Table60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61" style:family="table">
      <style:table-properties style:width="16.282cm" table:align="left" style:writing-mode="lr-tb"/>
    </style:style>
    <style:style style:name="Table61.A" style:family="table-column">
      <style:table-column-properties style:column-width="16.282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62" style:family="table">
      <style:table-properties style:width="16.282cm" table:align="left" style:writing-mode="lr-tb"/>
    </style:style>
    <style:style style:name="Table62.A" style:family="table-column">
      <style:table-column-properties style:column-width="16.282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63" style:family="table">
      <style:table-properties style:width="16.282cm" table:align="left" style:writing-mode="lr-tb"/>
    </style:style>
    <style:style style:name="Table63.A" style:family="table-column">
      <style:table-column-properties style:column-width="16.282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64" style:family="table">
      <style:table-properties style:width="16.282cm" table:align="left" style:writing-mode="lr-tb"/>
    </style:style>
    <style:style style:name="Table64.A" style:family="table-column">
      <style:table-column-properties style:column-width="16.282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65" style:family="table">
      <style:table-properties style:width="16.282cm" table:align="left" style:writing-mode="lr-tb"/>
    </style:style>
    <style:style style:name="Table65.A" style:family="table-column">
      <style:table-column-properties style:column-width="16.282cm"/>
    </style:style>
    <style:style style:name="Table65.1" style:family="table-row">
      <style:table-row-properties fo:keep-together="auto"/>
    </style:style>
    <style:style style:name="Table65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66" style:family="table">
      <style:table-properties style:width="16.282cm" table:align="left" style:writing-mode="lr-tb"/>
    </style:style>
    <style:style style:name="Table66.A" style:family="table-column">
      <style:table-column-properties style:column-width="16.282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67" style:family="table">
      <style:table-properties style:width="16.282cm" table:align="left" style:writing-mode="lr-tb"/>
    </style:style>
    <style:style style:name="Table67.A" style:family="table-column">
      <style:table-column-properties style:column-width="16.282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68" style:family="table">
      <style:table-properties style:width="16.282cm" table:align="left" style:writing-mode="lr-tb"/>
    </style:style>
    <style:style style:name="Table68.A" style:family="table-column">
      <style:table-column-properties style:column-width="16.282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Table69" style:family="table">
      <style:table-properties style:width="16.282cm" table:align="left" style:writing-mode="lr-tb"/>
    </style:style>
    <style:style style:name="Table69.A" style:family="table-column">
      <style:table-column-properties style:column-width="16.282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top" style:border-line-width="0.03cm 0.03cm 0.03cm" fo:padding-left="0.212cm" fo:padding-right="0.212cm" fo:padding-top="0cm" fo:padding-bottom="0cm" fo:border="2.55pt double #000000" style:writing-mode="lr-tb"/>
    </style:style>
    <style:style style:name="P1" style:family="paragraph" style:parent-style-name="Footer">
      <style:text-properties style:font-name="Arial" style:font-name-complex="Arial"/>
    </style:style>
    <style:style style:name="P2" style:family="paragraph" style:parent-style-name="Heading" style:master-page-name="Standard">
      <style:paragraph-properties style:page-number="auto"/>
      <style:text-properties style:font-name="Arial" fo:font-size="15pt" officeooo:paragraph-rsid="0017a19b" style:font-size-asian="15pt" style:font-name-complex="Arial" style:font-size-complex="15pt"/>
    </style:style>
    <style:style style:name="P3" style:family="paragraph" style:parent-style-name="Heading" style:master-page-name="Standard">
      <style:paragraph-properties style:page-number="auto"/>
      <style:text-properties style:font-name="Arial" fo:font-size="15pt" officeooo:paragraph-rsid="00037eb9" style:font-size-asian="15pt" style:font-name-complex="Arial" style:font-size-complex="15pt"/>
    </style:style>
    <style:style style:name="P4" style:family="paragraph" style:parent-style-name="Heading" style:master-page-name="Standard">
      <style:paragraph-properties style:page-number="auto"/>
      <style:text-properties style:font-name="Arial" fo:font-size="15pt" officeooo:paragraph-rsid="00037eb9" style:font-size-asian="15pt" style:font-name-complex="Arial" style:font-size-complex="15pt"/>
    </style:style>
    <style:style style:name="P5" style:family="paragraph" style:parent-style-name="Heading" style:master-page-name="Standard">
      <style:paragraph-properties style:page-number="auto"/>
      <style:text-properties style:font-name="Arial" fo:font-size="15pt" officeooo:paragraph-rsid="00037eb9" style:font-size-asian="15pt" style:font-name-complex="Arial" style:font-size-complex="15pt"/>
    </style:style>
    <style:style style:name="P6" style:family="paragraph" style:parent-style-name="Heading" style:master-page-name="Standard">
      <style:paragraph-properties style:page-number="auto"/>
      <style:text-properties style:font-name="Arial" fo:font-size="15pt" officeooo:paragraph-rsid="00037eb9" style:font-size-asian="15pt" style:font-name-complex="Arial" style:font-size-complex="15pt"/>
    </style:style>
    <style:style style:name="P7" style:family="paragraph" style:parent-style-name="Heading" style:master-page-name="Standard">
      <style:paragraph-properties style:page-number="auto"/>
      <style:text-properties style:font-name="Arial" fo:font-size="15pt" officeooo:paragraph-rsid="00037eb9" style:font-size-asian="15pt" style:font-name-complex="Arial" style:font-size-complex="15pt"/>
    </style:style>
    <style:style style:name="P8" style:family="paragraph" style:parent-style-name="Heading" style:master-page-name="Standard">
      <style:paragraph-properties style:page-number="auto"/>
      <style:text-properties style:font-name="Arial" fo:font-size="15pt" officeooo:paragraph-rsid="00037eb9" style:font-size-asian="15pt" style:font-name-complex="Arial" style:font-size-complex="15pt"/>
    </style:style>
    <style:style style:name="P9" style:family="paragraph" style:parent-style-name="Heading" style:master-page-name="Standard">
      <style:paragraph-properties style:page-number="auto"/>
      <style:text-properties style:font-name="Arial" fo:font-size="15pt" officeooo:paragraph-rsid="00037eb9" style:font-size-asian="15pt" style:font-name-complex="Arial" style:font-size-complex="15pt"/>
    </style:style>
    <style:style style:name="P10" style:family="paragraph" style:parent-style-name="Heading" style:master-page-name="Standard">
      <style:paragraph-properties style:page-number="auto"/>
      <style:text-properties style:font-name="Arial" fo:font-size="15pt" officeooo:paragraph-rsid="00037eb9" style:font-size-asian="15pt" style:font-name-complex="Arial" style:font-size-complex="15pt"/>
    </style:style>
    <style:style style:name="P11" style:family="paragraph" style:parent-style-name="Heading" style:master-page-name="Standard">
      <style:paragraph-properties style:page-number="auto"/>
      <style:text-properties style:font-name="Arial" fo:font-size="15pt" officeooo:paragraph-rsid="00037eb9" style:font-size-asian="15pt" style:font-name-complex="Arial" style:font-size-complex="15pt"/>
    </style:style>
    <style:style style:name="P12" style:family="paragraph" style:parent-style-name="Heading" style:master-page-name="Standard">
      <style:paragraph-properties style:page-number="auto"/>
      <style:text-properties style:font-name="Arial" fo:font-size="15pt" officeooo:paragraph-rsid="00037eb9" style:font-size-asian="15pt" style:font-name-complex="Arial" style:font-size-complex="15pt"/>
    </style:style>
    <style:style style:name="P13" style:family="paragraph" style:parent-style-name="Heading" style:master-page-name="Standard">
      <style:paragraph-properties style:page-number="auto"/>
      <style:text-properties style:font-name="Arial" fo:font-size="15pt" officeooo:paragraph-rsid="00037eb9" style:font-size-asian="15pt" style:font-name-complex="Arial" style:font-size-complex="15pt"/>
    </style:style>
    <style:style style:name="P14" style:family="paragraph" style:parent-style-name="Heading" style:master-page-name="Standard">
      <style:paragraph-properties style:page-number="auto"/>
      <style:text-properties style:font-name="Arial" fo:font-size="15pt" officeooo:paragraph-rsid="00037eb9" style:font-size-asian="15pt" style:font-name-complex="Arial" style:font-size-complex="15pt"/>
    </style:style>
    <style:style style:name="P15" style:family="paragraph" style:parent-style-name="Heading" style:master-page-name="Standard">
      <style:paragraph-properties style:page-number="auto"/>
      <style:text-properties style:font-name="Arial" fo:font-size="15pt" officeooo:paragraph-rsid="001391a0" style:font-size-asian="15pt" style:font-name-complex="Arial" style:font-size-complex="15pt"/>
    </style:style>
    <style:style style:name="P16" style:family="paragraph" style:parent-style-name="Heading" style:master-page-name="Standard">
      <style:paragraph-properties style:page-number="auto"/>
      <style:text-properties style:font-name="Arial" fo:font-size="15pt" officeooo:paragraph-rsid="001391a0" style:font-size-asian="15pt" style:font-name-complex="Arial" style:font-size-complex="15pt"/>
    </style:style>
    <style:style style:name="P17" style:family="paragraph" style:parent-style-name="Heading" style:master-page-name="Standard">
      <style:paragraph-properties style:page-number="auto"/>
      <style:text-properties style:font-name="Arial" fo:font-size="15pt" officeooo:paragraph-rsid="00149743" style:font-size-asian="15pt" style:font-name-complex="Arial" style:font-size-complex="15pt"/>
    </style:style>
    <style:style style:name="P18" style:family="paragraph" style:parent-style-name="Heading" style:master-page-name="Standard">
      <style:paragraph-properties style:page-number="auto"/>
      <style:text-properties style:font-name="Arial" fo:font-size="15pt" officeooo:paragraph-rsid="0018b0ea" style:font-size-asian="15pt" style:font-name-complex="Arial" style:font-size-complex="15pt"/>
    </style:style>
    <style:style style:name="P19" style:family="paragraph" style:parent-style-name="Heading" style:master-page-name="Standard">
      <style:paragraph-properties style:page-number="auto"/>
      <style:text-properties style:font-name="Arial" fo:font-size="15pt" officeooo:paragraph-rsid="0018b0ea" style:font-size-asian="15pt" style:font-name-complex="Arial" style:font-size-complex="15pt"/>
    </style:style>
    <style:style style:name="P20" style:family="paragraph" style:parent-style-name="Heading" style:master-page-name="Standard">
      <style:paragraph-properties style:page-number="auto"/>
      <style:text-properties style:font-name="Arial" fo:font-size="15pt" officeooo:paragraph-rsid="0018b0ea" style:font-size-asian="15pt" style:font-name-complex="Arial" style:font-size-complex="15pt"/>
    </style:style>
    <style:style style:name="P21" style:family="paragraph" style:parent-style-name="Heading" style:master-page-name="Standard">
      <style:paragraph-properties style:page-number="auto"/>
      <style:text-properties style:font-name="Arial" fo:font-size="15pt" officeooo:paragraph-rsid="0018b0ea" style:font-size-asian="15pt" style:font-name-complex="Arial" style:font-size-complex="15pt"/>
    </style:style>
    <style:style style:name="P22" style:family="paragraph" style:parent-style-name="Standard">
      <style:paragraph-properties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37eb9" officeooo:paragraph-rsid="00037eb9" style:font-size-asian="15pt" style:font-name-complex="Arial" style:font-size-complex="15pt" fo:hyphenate="false" fo:hyphenation-remain-char-count="2" fo:hyphenation-push-char-count="2"/>
    </style:style>
    <style:style style:name="P23" style:family="paragraph" style:parent-style-name="Standard" style:list-style-name="L1">
      <style:paragraph-properties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37eb9" officeooo:paragraph-rsid="00037eb9" style:font-size-asian="15pt" style:font-name-complex="Arial" style:font-size-complex="15pt" fo:hyphenate="false" fo:hyphenation-remain-char-count="2" fo:hyphenation-push-char-count="2"/>
    </style:style>
    <style:style style:name="P24" style:family="paragraph" style:parent-style-name="Standard" style:list-style-name="L1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37eb9" officeooo:paragraph-rsid="00037eb9" style:font-size-asian="15pt" style:font-name-complex="Arial" style:font-size-complex="15pt" fo:hyphenate="false" fo:hyphenation-remain-char-count="2" fo:hyphenation-push-char-count="2"/>
    </style:style>
    <style:style style:name="P25" style:family="paragraph" style:parent-style-name="Standard" style:list-style-name="L3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37eb9" officeooo:paragraph-rsid="00037eb9" style:font-size-asian="15pt" style:font-name-complex="Arial" style:font-size-complex="15pt" fo:hyphenate="false" fo:hyphenation-remain-char-count="2" fo:hyphenation-push-char-count="2"/>
    </style:style>
    <style:style style:name="P26" style:family="paragraph" style:parent-style-name="Standard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037eb9" style:font-size-asian="15pt" style:font-name-complex="Arial" style:font-size-complex="15pt" fo:hyphenate="false" fo:hyphenation-remain-char-count="2" fo:hyphenation-push-char-count="2"/>
    </style:style>
    <style:style style:name="P27" style:family="paragraph" style:parent-style-name="Standard">
      <style:paragraph-properties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037eb9" style:font-size-asian="15pt" style:font-name-complex="Arial" style:font-size-complex="15pt" fo:hyphenate="false" fo:hyphenation-remain-char-count="2" fo:hyphenation-push-char-count="2"/>
    </style:style>
    <style:style style:name="P28" style:family="paragraph" style:parent-style-name="Standard">
      <style:paragraph-properties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391a0" style:font-size-asian="15pt" style:font-name-complex="Arial" style:font-size-complex="15pt" fo:hyphenate="false" fo:hyphenation-remain-char-count="2" fo:hyphenation-push-char-count="2"/>
    </style:style>
    <style:style style:name="P29" style:family="paragraph" style:parent-style-name="Standard">
      <style:paragraph-properties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49743" style:font-size-asian="15pt" style:font-name-complex="Arial" style:font-size-complex="15pt" fo:hyphenate="false" fo:hyphenation-remain-char-count="2" fo:hyphenation-push-char-count="2"/>
    </style:style>
    <style:style style:name="P30" style:family="paragraph" style:parent-style-name="Standard">
      <style:paragraph-properties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7a19b" style:font-size-asian="15pt" style:font-name-complex="Arial" style:font-size-complex="15pt" fo:hyphenate="false" fo:hyphenation-remain-char-count="2" fo:hyphenation-push-char-count="2"/>
    </style:style>
    <style:style style:name="P31" style:family="paragraph" style:parent-style-name="Standard">
      <style:paragraph-properties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8b0ea" style:font-size-asian="15pt" style:font-name-complex="Arial" style:font-size-complex="15pt" fo:hyphenate="false" fo:hyphenation-remain-char-count="2" fo:hyphenation-push-char-count="2"/>
    </style:style>
    <style:style style:name="P32" style:family="paragraph" style:parent-style-name="Standard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391a0" style:font-size-asian="15pt" style:font-name-complex="Arial" style:font-size-complex="15pt" fo:hyphenate="false" fo:hyphenation-remain-char-count="2" fo:hyphenation-push-char-count="2"/>
    </style:style>
    <style:style style:name="P33" style:family="paragraph" style:parent-style-name="Standard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49743" style:font-size-asian="15pt" style:font-name-complex="Arial" style:font-size-complex="15pt" fo:hyphenate="false" fo:hyphenation-remain-char-count="2" fo:hyphenation-push-char-count="2"/>
    </style:style>
    <style:style style:name="P34" style:family="paragraph" style:parent-style-name="Standard" style:list-style-name="L15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08f40f" style:font-size-asian="15pt" style:font-name-complex="Arial" style:font-size-complex="15pt" fo:hyphenate="false" fo:hyphenation-remain-char-count="2" fo:hyphenation-push-char-count="2"/>
    </style:style>
    <style:style style:name="P35" style:family="paragraph" style:parent-style-name="Standard" style:list-style-name="L17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0adcc5" style:font-size-asian="15pt" style:font-name-complex="Arial" style:font-size-complex="15pt" fo:hyphenate="false" fo:hyphenation-remain-char-count="2" fo:hyphenation-push-char-count="2"/>
    </style:style>
    <style:style style:name="P36" style:family="paragraph" style:parent-style-name="Standard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7a19b" style:font-size-asian="15pt" style:font-name-complex="Arial" style:font-size-complex="15pt" fo:hyphenate="false" fo:hyphenation-remain-char-count="2" fo:hyphenation-push-char-count="2"/>
    </style:style>
    <style:style style:name="P37" style:family="paragraph" style:parent-style-name="Standard" style:list-style-name="L25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7a19b" style:font-size-asian="15pt" style:font-name-complex="Arial" style:font-size-complex="15pt" fo:hyphenate="false" fo:hyphenation-remain-char-count="2" fo:hyphenation-push-char-count="2"/>
    </style:style>
    <style:style style:name="P38" style:family="paragraph" style:parent-style-name="Standard" style:list-style-name="L25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8b0ea" style:font-size-asian="15pt" style:font-name-complex="Arial" style:font-size-complex="15pt" fo:hyphenate="false" fo:hyphenation-remain-char-count="2" fo:hyphenation-push-char-count="2"/>
    </style:style>
    <style:style style:name="P39" style:family="paragraph" style:parent-style-name="Standard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8b0ea" style:font-size-asian="15pt" style:font-name-complex="Arial" style:font-size-complex="15pt" fo:hyphenate="false" fo:hyphenation-remain-char-count="2" fo:hyphenation-push-char-count="2"/>
    </style:style>
    <style:style style:name="P40" style:family="paragraph" style:parent-style-name="Standard" style:list-style-name="L49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add12" style:font-size-asian="15pt" style:font-name-complex="Arial" style:font-size-complex="15pt" fo:hyphenate="false" fo:hyphenation-remain-char-count="2" fo:hyphenation-push-char-count="2"/>
    </style:style>
    <style:style style:name="P41" style:family="paragraph" style:parent-style-name="Standard" style:list-style-name="L5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546ab" officeooo:paragraph-rsid="000546ab" style:font-size-asian="15pt" style:font-name-complex="Arial" style:font-size-complex="15pt" fo:hyphenate="false" fo:hyphenation-remain-char-count="2" fo:hyphenation-push-char-count="2"/>
    </style:style>
    <style:style style:name="P42" style:family="paragraph" style:parent-style-name="Standard" style:list-style-name="L7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58ded" officeooo:paragraph-rsid="00058ded" style:font-size-asian="15pt" style:font-name-complex="Arial" style:font-size-complex="15pt" fo:hyphenate="false" fo:hyphenation-remain-char-count="2" fo:hyphenation-push-char-count="2"/>
    </style:style>
    <style:style style:name="P43" style:family="paragraph" style:parent-style-name="Standard" style:list-style-name="L9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5e12c" officeooo:paragraph-rsid="0005e12c" style:font-size-asian="15pt" style:font-name-complex="Arial" style:font-size-complex="15pt" fo:hyphenate="false" fo:hyphenation-remain-char-count="2" fo:hyphenation-push-char-count="2"/>
    </style:style>
    <style:style style:name="P44" style:family="paragraph" style:parent-style-name="Standard" style:list-style-name="L11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5e12c" officeooo:paragraph-rsid="0005e12c" style:font-size-asian="15pt" style:font-name-complex="Arial" style:font-size-complex="15pt" fo:hyphenate="false" fo:hyphenation-remain-char-count="2" fo:hyphenation-push-char-count="2"/>
    </style:style>
    <style:style style:name="P45" style:family="paragraph" style:parent-style-name="Standard" style:list-style-name="L13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7b377" officeooo:paragraph-rsid="0007b377" style:font-size-asian="15pt" style:font-name-complex="Arial" style:font-size-complex="15pt" fo:hyphenate="false" fo:hyphenation-remain-char-count="2" fo:hyphenation-push-char-count="2"/>
    </style:style>
    <style:style style:name="P46" style:family="paragraph" style:parent-style-name="Standard" style:list-style-name="L15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8f40f" officeooo:paragraph-rsid="0008f40f" style:font-size-asian="15pt" style:font-name-complex="Arial" style:font-size-complex="15pt" fo:hyphenate="false" fo:hyphenation-remain-char-count="2" fo:hyphenation-push-char-count="2"/>
    </style:style>
    <style:style style:name="P47" style:family="paragraph" style:parent-style-name="Standard" style:list-style-name="L17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adcc5" officeooo:paragraph-rsid="000adcc5" style:font-size-asian="15pt" style:font-name-complex="Arial" style:font-size-complex="15pt" fo:hyphenate="false" fo:hyphenation-remain-char-count="2" fo:hyphenation-push-char-count="2"/>
    </style:style>
    <style:style style:name="P48" style:family="paragraph" style:parent-style-name="Standard" style:list-style-name="L19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b61c3" officeooo:paragraph-rsid="000b61c3" style:font-size-asian="15pt" style:font-name-complex="Arial" style:font-size-complex="15pt" fo:hyphenate="false" fo:hyphenation-remain-char-count="2" fo:hyphenation-push-char-count="2"/>
    </style:style>
    <style:style style:name="P49" style:family="paragraph" style:parent-style-name="Standard" style:list-style-name="L21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e4959" officeooo:paragraph-rsid="000e4959" style:font-size-asian="15pt" style:font-name-complex="Arial" style:font-size-complex="15pt" fo:hyphenate="false" fo:hyphenation-remain-char-count="2" fo:hyphenation-push-char-count="2"/>
    </style:style>
    <style:style style:name="P50" style:family="paragraph" style:parent-style-name="Standard" style:list-style-name="L23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ee86a" officeooo:paragraph-rsid="000ee86a" style:font-size-asian="15pt" style:font-name-complex="Arial" style:font-size-complex="15pt" fo:hyphenate="false" fo:hyphenation-remain-char-count="2" fo:hyphenation-push-char-count="2"/>
    </style:style>
    <style:style style:name="P51" style:family="paragraph" style:parent-style-name="Standard" style:list-style-name="L25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08e58" officeooo:paragraph-rsid="001391a0" style:font-size-asian="15pt" style:font-name-complex="Arial" style:font-size-complex="15pt" fo:hyphenate="false" fo:hyphenation-remain-char-count="2" fo:hyphenation-push-char-count="2"/>
    </style:style>
    <style:style style:name="P52" style:family="paragraph" style:parent-style-name="Standard" style:list-style-name="L25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391a0" officeooo:paragraph-rsid="001391a0" style:font-size-asian="15pt" style:font-name-complex="Arial" style:font-size-complex="15pt" fo:hyphenate="false" fo:hyphenation-remain-char-count="2" fo:hyphenation-push-char-count="2"/>
    </style:style>
    <style:style style:name="P53" style:family="paragraph" style:parent-style-name="Standard" style:list-style-name="L25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49743" officeooo:paragraph-rsid="00149743" style:font-size-asian="15pt" style:font-name-complex="Arial" style:font-size-complex="15pt" fo:hyphenate="false" fo:hyphenation-remain-char-count="2" fo:hyphenation-push-char-count="2"/>
    </style:style>
    <style:style style:name="P54" style:family="paragraph" style:parent-style-name="Standard" style:list-style-name="L39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8b0ea" officeooo:paragraph-rsid="0018b0ea" style:font-size-asian="15pt" style:font-name-complex="Arial" style:font-size-complex="15pt" fo:hyphenate="false" fo:hyphenation-remain-char-count="2" fo:hyphenation-push-char-count="2"/>
    </style:style>
    <style:style style:name="P55" style:family="paragraph" style:parent-style-name="Standard" style:list-style-name="L41">
      <style:paragraph-properties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96fec" officeooo:paragraph-rsid="00196fec" style:font-size-asian="15pt" style:font-name-complex="Arial" style:font-size-complex="15pt" fo:hyphenate="false" fo:hyphenation-remain-char-count="2" fo:hyphenation-push-char-count="2"/>
    </style:style>
    <style:style style:name="P56" style:family="paragraph" style:parent-style-name="Standard" style:list-style-name="L43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96fec" officeooo:paragraph-rsid="00196fec" style:font-size-asian="15pt" style:font-name-complex="Arial" style:font-size-complex="15pt" fo:hyphenate="false" fo:hyphenation-remain-char-count="2" fo:hyphenation-push-char-count="2"/>
    </style:style>
    <style:style style:name="P57" style:family="paragraph" style:parent-style-name="Standard" style:list-style-name="L43">
      <style:paragraph-properties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abcad" officeooo:paragraph-rsid="001abcad" style:font-size-asian="15pt" style:font-name-complex="Arial" style:font-size-complex="15pt" fo:hyphenate="false" fo:hyphenation-remain-char-count="2" fo:hyphenation-push-char-count="2"/>
    </style:style>
    <style:style style:name="P58" style:family="paragraph" style:parent-style-name="Standard" style:list-style-name="L46">
      <style:paragraph-properties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abcad" officeooo:paragraph-rsid="001abcad" style:font-size-asian="15pt" style:font-name-complex="Arial" style:font-size-complex="15pt" fo:hyphenate="false" fo:hyphenation-remain-char-count="2" fo:hyphenation-push-char-count="2"/>
    </style:style>
    <style:style style:name="P59" style:family="paragraph" style:parent-style-name="Standard" style:list-style-name="L48">
      <style:paragraph-properties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abcad" officeooo:paragraph-rsid="001abcad" style:font-size-asian="15pt" style:font-name-complex="Arial" style:font-size-complex="15pt" fo:hyphenate="false" fo:hyphenation-remain-char-count="2" fo:hyphenation-push-char-count="2"/>
    </style:style>
    <style:style style:name="P60" style:family="paragraph" style:parent-style-name="Standard" style:list-style-name="L49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b04ec" officeooo:paragraph-rsid="001b04ec" style:font-size-asian="15pt" style:font-name-complex="Arial" style:font-size-complex="15pt" fo:hyphenate="false" fo:hyphenation-remain-char-count="2" fo:hyphenation-push-char-count="2"/>
    </style:style>
    <style:style style:name="P61" style:family="paragraph" style:parent-style-name="Standard" style:list-style-name="L51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b04ec" officeooo:paragraph-rsid="001b04ec" style:font-size-asian="15pt" style:font-name-complex="Arial" style:font-size-complex="15pt" fo:hyphenate="false" fo:hyphenation-remain-char-count="2" fo:hyphenation-push-char-count="2"/>
    </style:style>
    <style:style style:name="P62" style:family="paragraph" style:parent-style-name="Standard" style:list-style-name="L53">
      <style:paragraph-properties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b04ec" officeooo:paragraph-rsid="001b04ec" style:font-size-asian="15pt" style:font-name-complex="Arial" style:font-size-complex="15pt" fo:hyphenate="false" fo:hyphenation-remain-char-count="2" fo:hyphenation-push-char-count="2"/>
    </style:style>
    <style:style style:name="P63" style:family="paragraph" style:parent-style-name="Standard">
      <style:paragraph-properties fo:text-align="center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fo:font-weight="bold" officeooo:paragraph-rsid="00037eb9" style:font-size-asian="15pt" style:font-weight-asian="bold" style:font-name-complex="Arial" style:font-size-complex="15pt" fo:hyphenate="false" fo:hyphenation-remain-char-count="2" fo:hyphenation-push-char-count="2"/>
    </style:style>
    <style:style style:name="P64" style:family="paragraph" style:parent-style-name="Standard">
      <style:paragraph-properties fo:text-align="center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fo:font-weight="bold" officeooo:paragraph-rsid="001391a0" style:font-size-asian="15pt" style:font-weight-asian="bold" style:font-name-complex="Arial" style:font-size-complex="15pt" fo:hyphenate="false" fo:hyphenation-remain-char-count="2" fo:hyphenation-push-char-count="2"/>
    </style:style>
    <style:style style:name="P65" style:family="paragraph" style:parent-style-name="Standard">
      <style:paragraph-properties fo:text-align="center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fo:font-weight="bold" officeooo:paragraph-rsid="00149743" style:font-size-asian="15pt" style:font-weight-asian="bold" style:font-name-complex="Arial" style:font-size-complex="15pt" fo:hyphenate="false" fo:hyphenation-remain-char-count="2" fo:hyphenation-push-char-count="2"/>
    </style:style>
    <style:style style:name="P66" style:family="paragraph" style:parent-style-name="Standard">
      <style:paragraph-properties fo:text-align="center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fo:font-weight="bold" officeooo:paragraph-rsid="0017a19b" style:font-size-asian="15pt" style:font-weight-asian="bold" style:font-name-complex="Arial" style:font-size-complex="15pt" fo:hyphenate="false" fo:hyphenation-remain-char-count="2" fo:hyphenation-push-char-count="2"/>
    </style:style>
    <style:style style:name="P67" style:family="paragraph" style:parent-style-name="Standard">
      <style:paragraph-properties fo:text-align="center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fo:font-weight="bold" officeooo:paragraph-rsid="0018b0ea" style:font-size-asian="15pt" style:font-weight-asian="bold" style:font-name-complex="Arial" style:font-size-complex="15pt" fo:hyphenate="false" fo:hyphenation-remain-char-count="2" fo:hyphenation-push-char-count="2"/>
    </style:style>
    <style:style style:name="P68" style:family="paragraph" style:parent-style-name="Standard">
      <style:paragraph-properties fo:text-align="center" style:justify-single-word="false" fo:hyphenation-ladder-count="no-limit">
        <style:tab-stops>
          <style:tab-stop style:position="7.324cm" style:type="center"/>
        </style:tab-stops>
      </style:paragraph-properties>
      <style:text-properties style:font-name="Arial" fo:font-size="15pt" fo:letter-spacing="-0.004cm" fo:font-weight="bold" officeooo:paragraph-rsid="00037eb9" style:font-size-asian="15pt" style:font-weight-asian="bold" style:font-name-complex="Arial" style:font-size-complex="15pt" fo:hyphenate="false" fo:hyphenation-remain-char-count="2" fo:hyphenation-push-char-count="2"/>
    </style:style>
    <style:style style:name="P69" style:family="paragraph" style:parent-style-name="Standard">
      <style:paragraph-properties fo:text-align="center" style:justify-single-word="false" fo:hyphenation-ladder-count="no-limit">
        <style:tab-stops>
          <style:tab-stop style:position="7.324cm" style:type="center"/>
        </style:tab-stops>
      </style:paragraph-properties>
      <style:text-properties style:font-name="Arial" fo:font-size="15pt" fo:letter-spacing="-0.004cm" fo:font-weight="bold" officeooo:paragraph-rsid="001391a0" style:font-size-asian="15pt" style:font-weight-asian="bold" style:font-name-complex="Arial" style:font-size-complex="15pt" fo:hyphenate="false" fo:hyphenation-remain-char-count="2" fo:hyphenation-push-char-count="2"/>
    </style:style>
    <style:style style:name="P70" style:family="paragraph" style:parent-style-name="Standard">
      <style:paragraph-properties fo:text-align="center" style:justify-single-word="false" fo:hyphenation-ladder-count="no-limit">
        <style:tab-stops>
          <style:tab-stop style:position="7.324cm" style:type="center"/>
        </style:tab-stops>
      </style:paragraph-properties>
      <style:text-properties style:font-name="Arial" fo:font-size="15pt" fo:letter-spacing="-0.004cm" fo:font-weight="bold" officeooo:paragraph-rsid="00149743" style:font-size-asian="15pt" style:font-weight-asian="bold" style:font-name-complex="Arial" style:font-size-complex="15pt" fo:hyphenate="false" fo:hyphenation-remain-char-count="2" fo:hyphenation-push-char-count="2"/>
    </style:style>
    <style:style style:name="P71" style:family="paragraph" style:parent-style-name="Standard">
      <style:paragraph-properties fo:text-align="center" style:justify-single-word="false" fo:hyphenation-ladder-count="no-limit">
        <style:tab-stops>
          <style:tab-stop style:position="7.324cm" style:type="center"/>
        </style:tab-stops>
      </style:paragraph-properties>
      <style:text-properties style:font-name="Arial" fo:font-size="15pt" fo:letter-spacing="-0.004cm" fo:font-weight="bold" officeooo:paragraph-rsid="0017a19b" style:font-size-asian="15pt" style:font-weight-asian="bold" style:font-name-complex="Arial" style:font-size-complex="15pt" fo:hyphenate="false" fo:hyphenation-remain-char-count="2" fo:hyphenation-push-char-count="2"/>
    </style:style>
    <style:style style:name="P72" style:family="paragraph" style:parent-style-name="Standard">
      <style:paragraph-properties fo:text-align="center" style:justify-single-word="false" fo:hyphenation-ladder-count="no-limit">
        <style:tab-stops>
          <style:tab-stop style:position="7.324cm" style:type="center"/>
        </style:tab-stops>
      </style:paragraph-properties>
      <style:text-properties style:font-name="Arial" fo:font-size="15pt" fo:letter-spacing="-0.004cm" fo:font-weight="bold" officeooo:paragraph-rsid="0018b0ea" style:font-size-asian="15pt" style:font-weight-asian="bold" style:font-name-complex="Arial" style:font-size-complex="15pt" fo:hyphenate="false" fo:hyphenation-remain-char-count="2" fo:hyphenation-push-char-count="2"/>
    </style:style>
    <style:style style:name="P73" style:family="paragraph" style:parent-style-name="Standard">
      <style:paragraph-properties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fo:font-weight="bold" officeooo:paragraph-rsid="00037eb9" style:font-size-asian="15pt" style:font-weight-asian="bold" style:font-name-complex="Arial" style:font-size-complex="15pt" fo:hyphenate="false" fo:hyphenation-remain-char-count="2" fo:hyphenation-push-char-count="2"/>
    </style:style>
    <style:style style:name="P74" style:family="paragraph" style:parent-style-name="Standard">
      <style:paragraph-properties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fo:font-weight="bold" officeooo:paragraph-rsid="001391a0" style:font-size-asian="15pt" style:font-weight-asian="bold" style:font-name-complex="Arial" style:font-size-complex="15pt" fo:hyphenate="false" fo:hyphenation-remain-char-count="2" fo:hyphenation-push-char-count="2"/>
    </style:style>
    <style:style style:name="P75" style:family="paragraph" style:parent-style-name="Standard">
      <style:paragraph-properties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fo:font-weight="bold" officeooo:paragraph-rsid="00149743" style:font-size-asian="15pt" style:font-weight-asian="bold" style:font-name-complex="Arial" style:font-size-complex="15pt" fo:hyphenate="false" fo:hyphenation-remain-char-count="2" fo:hyphenation-push-char-count="2"/>
    </style:style>
    <style:style style:name="P76" style:family="paragraph" style:parent-style-name="Standard">
      <style:paragraph-properties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fo:font-weight="bold" officeooo:paragraph-rsid="0017a19b" style:font-size-asian="15pt" style:font-weight-asian="bold" style:font-name-complex="Arial" style:font-size-complex="15pt" fo:hyphenate="false" fo:hyphenation-remain-char-count="2" fo:hyphenation-push-char-count="2"/>
    </style:style>
    <style:style style:name="P77" style:family="paragraph" style:parent-style-name="Standard">
      <style:paragraph-properties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fo:font-weight="bold" officeooo:paragraph-rsid="0018b0ea" style:font-size-asian="15pt" style:font-weight-asian="bold" style:font-name-complex="Arial" style:font-size-complex="15pt" fo:hyphenate="false" fo:hyphenation-remain-char-count="2" fo:hyphenation-push-char-count="2"/>
    </style:style>
    <style:style style:name="P78" style:family="paragraph" style:parent-style-name="Standard">
      <style:paragraph-properties fo:text-align="justify" style:justify-single-word="false" fo:hyphenation-ladder-count="no-limit">
        <style:tab-stops>
          <style:tab-stop style:position="-4.501cm"/>
          <style:tab-stop style:position="-2.54cm"/>
          <style:tab-stop style:position="-1.27cm"/>
          <style:tab-stop style:position="0cm"/>
          <style:tab-stop style:position="7.502cm"/>
        </style:tab-stops>
      </style:paragraph-properties>
      <style:text-properties style:font-name="Arial" fo:font-size="15pt" fo:letter-spacing="-0.004cm" fo:font-weight="bold" officeooo:paragraph-rsid="00037eb9" style:font-size-asian="15pt" style:font-weight-asian="bold" style:font-name-complex="Arial" style:font-size-complex="15pt" fo:hyphenate="false" fo:hyphenation-remain-char-count="2" fo:hyphenation-push-char-count="2"/>
    </style:style>
    <style:style style:name="P79" style:family="paragraph" style:parent-style-name="Standard">
      <style:paragraph-properties fo:text-align="justify" style:justify-single-word="false" fo:hyphenation-ladder-count="no-limit">
        <style:tab-stops>
          <style:tab-stop style:position="-4.501cm"/>
          <style:tab-stop style:position="-2.54cm"/>
          <style:tab-stop style:position="-1.27cm"/>
          <style:tab-stop style:position="0cm"/>
          <style:tab-stop style:position="7.502cm"/>
        </style:tab-stops>
      </style:paragraph-properties>
      <style:text-properties style:font-name="Arial" fo:font-size="15pt" fo:letter-spacing="-0.004cm" fo:font-weight="bold" officeooo:paragraph-rsid="001391a0" style:font-size-asian="15pt" style:font-weight-asian="bold" style:font-name-complex="Arial" style:font-size-complex="15pt" fo:hyphenate="false" fo:hyphenation-remain-char-count="2" fo:hyphenation-push-char-count="2"/>
    </style:style>
    <style:style style:name="P80" style:family="paragraph" style:parent-style-name="Standard">
      <style:paragraph-properties fo:text-align="justify" style:justify-single-word="false" fo:hyphenation-ladder-count="no-limit">
        <style:tab-stops>
          <style:tab-stop style:position="-4.501cm"/>
          <style:tab-stop style:position="-2.54cm"/>
          <style:tab-stop style:position="-1.27cm"/>
          <style:tab-stop style:position="0cm"/>
          <style:tab-stop style:position="7.502cm"/>
        </style:tab-stops>
      </style:paragraph-properties>
      <style:text-properties style:font-name="Arial" fo:font-size="15pt" fo:letter-spacing="-0.004cm" fo:font-weight="bold" officeooo:paragraph-rsid="00149743" style:font-size-asian="15pt" style:font-weight-asian="bold" style:font-name-complex="Arial" style:font-size-complex="15pt" fo:hyphenate="false" fo:hyphenation-remain-char-count="2" fo:hyphenation-push-char-count="2"/>
    </style:style>
    <style:style style:name="P81" style:family="paragraph" style:parent-style-name="Standard">
      <style:paragraph-properties fo:text-align="justify" style:justify-single-word="false" fo:hyphenation-ladder-count="no-limit">
        <style:tab-stops>
          <style:tab-stop style:position="-4.501cm"/>
          <style:tab-stop style:position="-2.54cm"/>
          <style:tab-stop style:position="-1.27cm"/>
          <style:tab-stop style:position="0cm"/>
          <style:tab-stop style:position="7.502cm"/>
        </style:tab-stops>
      </style:paragraph-properties>
      <style:text-properties style:font-name="Arial" fo:font-size="15pt" fo:letter-spacing="-0.004cm" fo:font-weight="bold" officeooo:paragraph-rsid="0017a19b" style:font-size-asian="15pt" style:font-weight-asian="bold" style:font-name-complex="Arial" style:font-size-complex="15pt" fo:hyphenate="false" fo:hyphenation-remain-char-count="2" fo:hyphenation-push-char-count="2"/>
    </style:style>
    <style:style style:name="P82" style:family="paragraph" style:parent-style-name="Standard">
      <style:paragraph-properties fo:text-align="justify" style:justify-single-word="false" fo:hyphenation-ladder-count="no-limit">
        <style:tab-stops>
          <style:tab-stop style:position="-4.501cm"/>
          <style:tab-stop style:position="-2.54cm"/>
          <style:tab-stop style:position="-1.27cm"/>
          <style:tab-stop style:position="0cm"/>
          <style:tab-stop style:position="7.502cm"/>
        </style:tab-stops>
      </style:paragraph-properties>
      <style:text-properties style:font-name="Arial" fo:font-size="15pt" fo:letter-spacing="-0.004cm" fo:font-weight="bold" officeooo:paragraph-rsid="0018b0ea" style:font-size-asian="15pt" style:font-weight-asian="bold" style:font-name-complex="Arial" style:font-size-complex="15pt" fo:hyphenate="false" fo:hyphenation-remain-char-count="2" fo:hyphenation-push-char-count="2"/>
    </style:style>
    <style:style style:name="P83" style:family="paragraph" style:parent-style-name="Standard">
      <style:paragraph-properties fo:text-align="justify" style:justify-single-word="false" fo:hyphenation-ladder-count="no-limit">
        <style:tab-stops>
          <style:tab-stop style:position="-4.251cm"/>
          <style:tab-stop style:position="-2.54cm"/>
          <style:tab-stop style:position="-1.27cm"/>
          <style:tab-stop style:position="0cm"/>
          <style:tab-stop style:position="7.502cm"/>
        </style:tab-stops>
      </style:paragraph-properties>
      <style:text-properties style:font-name="Arial" fo:font-size="15pt" fo:letter-spacing="-0.004cm" fo:font-weight="bold" officeooo:paragraph-rsid="00037eb9" style:font-size-asian="15pt" style:font-weight-asian="bold" style:font-name-complex="Arial" style:font-size-complex="15pt" fo:hyphenate="false" fo:hyphenation-remain-char-count="2" fo:hyphenation-push-char-count="2"/>
    </style:style>
    <style:style style:name="P84" style:family="paragraph" style:parent-style-name="Standard">
      <style:paragraph-properties fo:text-align="justify" style:justify-single-word="false" fo:hyphenation-ladder-count="no-limit">
        <style:tab-stops>
          <style:tab-stop style:position="-4.251cm"/>
          <style:tab-stop style:position="-2.54cm"/>
          <style:tab-stop style:position="-1.27cm"/>
          <style:tab-stop style:position="0cm"/>
          <style:tab-stop style:position="7.502cm"/>
        </style:tab-stops>
      </style:paragraph-properties>
      <style:text-properties style:font-name="Arial" fo:font-size="15pt" fo:letter-spacing="-0.004cm" fo:font-weight="bold" officeooo:paragraph-rsid="001391a0" style:font-size-asian="15pt" style:font-weight-asian="bold" style:font-name-complex="Arial" style:font-size-complex="15pt" fo:hyphenate="false" fo:hyphenation-remain-char-count="2" fo:hyphenation-push-char-count="2"/>
    </style:style>
    <style:style style:name="P85" style:family="paragraph" style:parent-style-name="Standard">
      <style:paragraph-properties fo:text-align="justify" style:justify-single-word="false" fo:hyphenation-ladder-count="no-limit">
        <style:tab-stops>
          <style:tab-stop style:position="-4.251cm"/>
          <style:tab-stop style:position="-2.54cm"/>
          <style:tab-stop style:position="-1.27cm"/>
          <style:tab-stop style:position="0cm"/>
          <style:tab-stop style:position="7.502cm"/>
        </style:tab-stops>
      </style:paragraph-properties>
      <style:text-properties style:font-name="Arial" fo:font-size="15pt" fo:letter-spacing="-0.004cm" fo:font-weight="bold" officeooo:paragraph-rsid="00149743" style:font-size-asian="15pt" style:font-weight-asian="bold" style:font-name-complex="Arial" style:font-size-complex="15pt" fo:hyphenate="false" fo:hyphenation-remain-char-count="2" fo:hyphenation-push-char-count="2"/>
    </style:style>
    <style:style style:name="P86" style:family="paragraph" style:parent-style-name="Standard">
      <style:paragraph-properties fo:text-align="justify" style:justify-single-word="false" fo:hyphenation-ladder-count="no-limit">
        <style:tab-stops>
          <style:tab-stop style:position="-4.251cm"/>
          <style:tab-stop style:position="-2.54cm"/>
          <style:tab-stop style:position="-1.27cm"/>
          <style:tab-stop style:position="0cm"/>
          <style:tab-stop style:position="7.502cm"/>
        </style:tab-stops>
      </style:paragraph-properties>
      <style:text-properties style:font-name="Arial" fo:font-size="15pt" fo:letter-spacing="-0.004cm" fo:font-weight="bold" officeooo:paragraph-rsid="0017a19b" style:font-size-asian="15pt" style:font-weight-asian="bold" style:font-name-complex="Arial" style:font-size-complex="15pt" fo:hyphenate="false" fo:hyphenation-remain-char-count="2" fo:hyphenation-push-char-count="2"/>
    </style:style>
    <style:style style:name="P87" style:family="paragraph" style:parent-style-name="Standard">
      <style:paragraph-properties fo:text-align="justify" style:justify-single-word="false" fo:hyphenation-ladder-count="no-limit">
        <style:tab-stops>
          <style:tab-stop style:position="-4.251cm"/>
          <style:tab-stop style:position="-2.54cm"/>
          <style:tab-stop style:position="-1.27cm"/>
          <style:tab-stop style:position="0cm"/>
          <style:tab-stop style:position="7.502cm"/>
        </style:tab-stops>
      </style:paragraph-properties>
      <style:text-properties style:font-name="Arial" fo:font-size="15pt" fo:letter-spacing="-0.004cm" fo:font-weight="bold" officeooo:paragraph-rsid="0018b0ea" style:font-size-asian="15pt" style:font-weight-asian="bold" style:font-name-complex="Arial" style:font-size-complex="15pt" fo:hyphenate="false" fo:hyphenation-remain-char-count="2" fo:hyphenation-push-char-count="2"/>
    </style:style>
    <style:style style:name="P88" style:family="paragraph" style:parent-style-name="Standard">
      <style:paragraph-properties fo:text-align="center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fo:font-weight="bold" officeooo:rsid="0018b0ea" officeooo:paragraph-rsid="0018b0ea" style:font-size-asian="15pt" style:font-weight-asian="bold" style:font-name-complex="Arial" style:font-size-complex="15pt" fo:hyphenate="false" fo:hyphenation-remain-char-count="2" fo:hyphenation-push-char-count="2"/>
    </style:style>
    <style:style style:name="P89" style:family="paragraph" style:parent-style-name="Standard">
      <style:paragraph-properties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style:text-underline-style="solid" style:text-underline-width="auto" style:text-underline-color="font-color" fo:font-weight="bold" officeooo:paragraph-rsid="00037eb9" style:font-size-asian="15pt" style:font-weight-asian="bold" style:font-name-complex="Arial" style:font-size-complex="15pt" fo:hyphenate="false" fo:hyphenation-remain-char-count="2" fo:hyphenation-push-char-count="2"/>
    </style:style>
    <style:style style:name="P90" style:family="paragraph" style:parent-style-name="Standard">
      <style:paragraph-properties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style:text-underline-style="solid" style:text-underline-width="auto" style:text-underline-color="font-color" fo:font-weight="bold" officeooo:paragraph-rsid="001391a0" style:font-size-asian="15pt" style:font-weight-asian="bold" style:font-name-complex="Arial" style:font-size-complex="15pt" fo:hyphenate="false" fo:hyphenation-remain-char-count="2" fo:hyphenation-push-char-count="2"/>
    </style:style>
    <style:style style:name="P91" style:family="paragraph" style:parent-style-name="Standard">
      <style:paragraph-properties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style:text-underline-style="solid" style:text-underline-width="auto" style:text-underline-color="font-color" fo:font-weight="bold" officeooo:paragraph-rsid="00149743" style:font-size-asian="15pt" style:font-weight-asian="bold" style:font-name-complex="Arial" style:font-size-complex="15pt" fo:hyphenate="false" fo:hyphenation-remain-char-count="2" fo:hyphenation-push-char-count="2"/>
    </style:style>
    <style:style style:name="P92" style:family="paragraph" style:parent-style-name="Standard">
      <style:paragraph-properties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style:text-underline-style="solid" style:text-underline-width="auto" style:text-underline-color="font-color" fo:font-weight="bold" officeooo:paragraph-rsid="0017a19b" style:font-size-asian="15pt" style:font-weight-asian="bold" style:font-name-complex="Arial" style:font-size-complex="15pt" fo:hyphenate="false" fo:hyphenation-remain-char-count="2" fo:hyphenation-push-char-count="2"/>
    </style:style>
    <style:style style:name="P93" style:family="paragraph" style:parent-style-name="Standard">
      <style:paragraph-properties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style:text-underline-style="solid" style:text-underline-width="auto" style:text-underline-color="font-color" fo:font-weight="bold" officeooo:paragraph-rsid="0018b0ea" style:font-size-asian="15pt" style:font-weight-asian="bold" style:font-name-complex="Arial" style:font-size-complex="15pt" fo:hyphenate="false" fo:hyphenation-remain-char-count="2" fo:hyphenation-push-char-count="2"/>
    </style:style>
    <style:style style:name="P94" style:family="paragraph" style:parent-style-name="Standard">
      <style:text-properties style:font-name="Arial" fo:font-size="15pt" officeooo:paragraph-rsid="0018b0ea" style:font-size-asian="15pt" style:font-name-complex="Arial" style:font-size-complex="15pt"/>
    </style:style>
    <style:style style:name="P95" style:family="paragraph" style:parent-style-name="Standard">
      <style:paragraph-properties fo:margin-top="0cm" fo:margin-bottom="0.095cm" loext:contextual-spacing="false"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037eb9" style:font-size-asian="15pt" style:font-name-complex="Arial" style:font-size-complex="15pt" fo:hyphenate="false" fo:hyphenation-remain-char-count="2" fo:hyphenation-push-char-count="2"/>
    </style:style>
    <style:style style:name="P96" style:family="paragraph" style:parent-style-name="Standard">
      <style:paragraph-properties fo:margin-top="0cm" fo:margin-bottom="0.095cm" loext:contextual-spacing="false"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391a0" style:font-size-asian="15pt" style:font-name-complex="Arial" style:font-size-complex="15pt" fo:hyphenate="false" fo:hyphenation-remain-char-count="2" fo:hyphenation-push-char-count="2"/>
    </style:style>
    <style:style style:name="P97" style:family="paragraph" style:parent-style-name="Standard">
      <style:paragraph-properties fo:margin-top="0cm" fo:margin-bottom="0.095cm" loext:contextual-spacing="false"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49743" style:font-size-asian="15pt" style:font-name-complex="Arial" style:font-size-complex="15pt" fo:hyphenate="false" fo:hyphenation-remain-char-count="2" fo:hyphenation-push-char-count="2"/>
    </style:style>
    <style:style style:name="P98" style:family="paragraph" style:parent-style-name="Standard">
      <style:paragraph-properties fo:margin-top="0cm" fo:margin-bottom="0.095cm" loext:contextual-spacing="false"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7a19b" style:font-size-asian="15pt" style:font-name-complex="Arial" style:font-size-complex="15pt" fo:hyphenate="false" fo:hyphenation-remain-char-count="2" fo:hyphenation-push-char-count="2"/>
    </style:style>
    <style:style style:name="P99" style:family="paragraph" style:parent-style-name="Standard">
      <style:paragraph-properties fo:margin-top="0cm" fo:margin-bottom="0.095cm" loext:contextual-spacing="false" fo:hyphenation-ladder-count="no-limit" style:snap-to-layout-grid="false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8b0ea" style:font-size-asian="15pt" style:font-name-complex="Arial" style:font-size-complex="15pt" fo:hyphenate="false" fo:hyphenation-remain-char-count="2" fo:hyphenation-push-char-count="2"/>
    </style:style>
    <style:style style:name="P100" style:family="paragraph" style:parent-style-name="Standard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037eb9" style:font-size-asian="15pt" style:font-name-complex="Arial" style:font-size-complex="15pt" fo:hyphenate="false" fo:hyphenation-remain-char-count="2" fo:hyphenation-push-char-count="2"/>
    </style:style>
    <style:style style:name="P101" style:family="paragraph" style:parent-style-name="Standard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391a0" style:font-size-asian="15pt" style:font-name-complex="Arial" style:font-size-complex="15pt" fo:hyphenate="false" fo:hyphenation-remain-char-count="2" fo:hyphenation-push-char-count="2"/>
    </style:style>
    <style:style style:name="P102" style:family="paragraph" style:parent-style-name="Standard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49743" style:font-size-asian="15pt" style:font-name-complex="Arial" style:font-size-complex="15pt" fo:hyphenate="false" fo:hyphenation-remain-char-count="2" fo:hyphenation-push-char-count="2"/>
    </style:style>
    <style:style style:name="P103" style:family="paragraph" style:parent-style-name="Standard" style:list-style-name="L28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49743" style:font-size-asian="15pt" style:font-name-complex="Arial" style:font-size-complex="15pt" fo:hyphenate="false" fo:hyphenation-remain-char-count="2" fo:hyphenation-push-char-count="2"/>
    </style:style>
    <style:style style:name="P104" style:family="paragraph" style:parent-style-name="Standard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7a19b" style:font-size-asian="15pt" style:font-name-complex="Arial" style:font-size-complex="15pt" fo:hyphenate="false" fo:hyphenation-remain-char-count="2" fo:hyphenation-push-char-count="2"/>
    </style:style>
    <style:style style:name="P105" style:family="paragraph" style:parent-style-name="Standard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8b0ea" style:font-size-asian="15pt" style:font-name-complex="Arial" style:font-size-complex="15pt" fo:hyphenate="false" fo:hyphenation-remain-char-count="2" fo:hyphenation-push-char-count="2"/>
    </style:style>
    <style:style style:name="P106" style:family="paragraph" style:parent-style-name="Standard" style:list-style-name="L37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paragraph-rsid="0018b0ea" style:font-size-asian="15pt" style:font-name-complex="Arial" style:font-size-complex="15pt" fo:hyphenate="false" fo:hyphenation-remain-char-count="2" fo:hyphenation-push-char-count="2"/>
    </style:style>
    <style:style style:name="P107" style:family="paragraph" style:parent-style-name="Standard" style:list-style-name="L2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37eb9" officeooo:paragraph-rsid="00037eb9" style:font-size-asian="15pt" style:font-name-complex="Arial" style:font-size-complex="15pt" fo:hyphenate="false" fo:hyphenation-remain-char-count="2" fo:hyphenation-push-char-count="2"/>
    </style:style>
    <style:style style:name="P108" style:family="paragraph" style:parent-style-name="Standard" style:list-style-name="L4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37eb9" officeooo:paragraph-rsid="00037eb9" style:font-size-asian="15pt" style:font-name-complex="Arial" style:font-size-complex="15pt" fo:hyphenate="false" fo:hyphenation-remain-char-count="2" fo:hyphenation-push-char-count="2"/>
    </style:style>
    <style:style style:name="P109" style:family="paragraph" style:parent-style-name="Standard" style:list-style-name="L6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546ab" officeooo:paragraph-rsid="000546ab" style:font-size-asian="15pt" style:font-name-complex="Arial" style:font-size-complex="15pt" fo:hyphenate="false" fo:hyphenation-remain-char-count="2" fo:hyphenation-push-char-count="2"/>
    </style:style>
    <style:style style:name="P110" style:family="paragraph" style:parent-style-name="Standard" style:list-style-name="L8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58ded" officeooo:paragraph-rsid="00058ded" style:font-size-asian="15pt" style:font-name-complex="Arial" style:font-size-complex="15pt" fo:hyphenate="false" fo:hyphenation-remain-char-count="2" fo:hyphenation-push-char-count="2"/>
    </style:style>
    <style:style style:name="P111" style:family="paragraph" style:parent-style-name="Standard" style:list-style-name="L10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5e12c" officeooo:paragraph-rsid="0005e12c" style:font-size-asian="15pt" style:font-name-complex="Arial" style:font-size-complex="15pt" fo:hyphenate="false" fo:hyphenation-remain-char-count="2" fo:hyphenation-push-char-count="2"/>
    </style:style>
    <style:style style:name="P112" style:family="paragraph" style:parent-style-name="Standard" style:list-style-name="L12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5e12c" officeooo:paragraph-rsid="0005e12c" style:font-size-asian="15pt" style:font-name-complex="Arial" style:font-size-complex="15pt" fo:hyphenate="false" fo:hyphenation-remain-char-count="2" fo:hyphenation-push-char-count="2"/>
    </style:style>
    <style:style style:name="P113" style:family="paragraph" style:parent-style-name="Standard" style:list-style-name="L14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7b377" officeooo:paragraph-rsid="0007b377" style:font-size-asian="15pt" style:font-name-complex="Arial" style:font-size-complex="15pt" fo:hyphenate="false" fo:hyphenation-remain-char-count="2" fo:hyphenation-push-char-count="2"/>
    </style:style>
    <style:style style:name="P114" style:family="paragraph" style:parent-style-name="Standard" style:list-style-name="L16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8f40f" officeooo:paragraph-rsid="0008f40f" style:font-size-asian="15pt" style:font-name-complex="Arial" style:font-size-complex="15pt" fo:hyphenate="false" fo:hyphenation-remain-char-count="2" fo:hyphenation-push-char-count="2"/>
    </style:style>
    <style:style style:name="P115" style:family="paragraph" style:parent-style-name="Standard" style:list-style-name="L18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adcc5" officeooo:paragraph-rsid="000adcc5" style:font-size-asian="15pt" style:font-name-complex="Arial" style:font-size-complex="15pt" fo:hyphenate="false" fo:hyphenation-remain-char-count="2" fo:hyphenation-push-char-count="2"/>
    </style:style>
    <style:style style:name="P116" style:family="paragraph" style:parent-style-name="Standard" style:list-style-name="L20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b61c3" officeooo:paragraph-rsid="000b61c3" style:font-size-asian="15pt" style:font-name-complex="Arial" style:font-size-complex="15pt" fo:hyphenate="false" fo:hyphenation-remain-char-count="2" fo:hyphenation-push-char-count="2"/>
    </style:style>
    <style:style style:name="P117" style:family="paragraph" style:parent-style-name="Standard" style:list-style-name="L22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e4959" officeooo:paragraph-rsid="000e4959" style:font-size-asian="15pt" style:font-name-complex="Arial" style:font-size-complex="15pt" fo:hyphenate="false" fo:hyphenation-remain-char-count="2" fo:hyphenation-push-char-count="2"/>
    </style:style>
    <style:style style:name="P118" style:family="paragraph" style:parent-style-name="Standard" style:list-style-name="L24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0ee86a" officeooo:paragraph-rsid="000ee86a" style:font-size-asian="15pt" style:font-name-complex="Arial" style:font-size-complex="15pt" fo:hyphenate="false" fo:hyphenation-remain-char-count="2" fo:hyphenation-push-char-count="2"/>
    </style:style>
    <style:style style:name="P119" style:family="paragraph" style:parent-style-name="Standard" style:list-style-name="L26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08e58" officeooo:paragraph-rsid="001391a0" style:font-size-asian="15pt" style:font-name-complex="Arial" style:font-size-complex="15pt" fo:hyphenate="false" fo:hyphenation-remain-char-count="2" fo:hyphenation-push-char-count="2"/>
    </style:style>
    <style:style style:name="P120" style:family="paragraph" style:parent-style-name="Standard" style:list-style-name="L27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391a0" officeooo:paragraph-rsid="001391a0" style:font-size-asian="15pt" style:font-name-complex="Arial" style:font-size-complex="15pt" fo:hyphenate="false" fo:hyphenation-remain-char-count="2" fo:hyphenation-push-char-count="2"/>
    </style:style>
    <style:style style:name="P121" style:family="paragraph" style:parent-style-name="Standard" style:list-style-name="L28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49743" officeooo:paragraph-rsid="00149743" style:font-size-asian="15pt" style:font-name-complex="Arial" style:font-size-complex="15pt" fo:hyphenate="false" fo:hyphenation-remain-char-count="2" fo:hyphenation-push-char-count="2"/>
    </style:style>
    <style:style style:name="P122" style:family="paragraph" style:parent-style-name="Standard" style:list-style-name="L38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8b0ea" officeooo:paragraph-rsid="0018b0ea" style:font-size-asian="15pt" style:font-name-complex="Arial" style:font-size-complex="15pt" fo:hyphenate="false" fo:hyphenation-remain-char-count="2" fo:hyphenation-push-char-count="2"/>
    </style:style>
    <style:style style:name="P123" style:family="paragraph" style:parent-style-name="Standard" style:list-style-name="L40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96fec" officeooo:paragraph-rsid="00196fec" style:font-size-asian="15pt" style:font-name-complex="Arial" style:font-size-complex="15pt" fo:hyphenate="false" fo:hyphenation-remain-char-count="2" fo:hyphenation-push-char-count="2"/>
    </style:style>
    <style:style style:name="P124" style:family="paragraph" style:parent-style-name="Standard" style:list-style-name="L42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96fec" officeooo:paragraph-rsid="00196fec" style:font-size-asian="15pt" style:font-name-complex="Arial" style:font-size-complex="15pt" fo:hyphenate="false" fo:hyphenation-remain-char-count="2" fo:hyphenation-push-char-count="2"/>
    </style:style>
    <style:style style:name="P125" style:family="paragraph" style:parent-style-name="Standard" style:list-style-name="L44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abcad" officeooo:paragraph-rsid="001abcad" style:font-size-asian="15pt" style:font-name-complex="Arial" style:font-size-complex="15pt" fo:hyphenate="false" fo:hyphenation-remain-char-count="2" fo:hyphenation-push-char-count="2"/>
    </style:style>
    <style:style style:name="P126" style:family="paragraph" style:parent-style-name="Standard" style:list-style-name="L47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abcad" officeooo:paragraph-rsid="001abcad" style:font-size-asian="15pt" style:font-name-complex="Arial" style:font-size-complex="15pt" fo:hyphenate="false" fo:hyphenation-remain-char-count="2" fo:hyphenation-push-char-count="2"/>
    </style:style>
    <style:style style:name="P127" style:family="paragraph" style:parent-style-name="Standard" style:list-style-name="L50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add12" officeooo:paragraph-rsid="001add12" style:font-size-asian="15pt" style:font-name-complex="Arial" style:font-size-complex="15pt" fo:hyphenate="false" fo:hyphenation-remain-char-count="2" fo:hyphenation-push-char-count="2"/>
    </style:style>
    <style:style style:name="P128" style:family="paragraph" style:parent-style-name="Standard" style:list-style-name="L52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b04ec" officeooo:paragraph-rsid="001b04ec" style:font-size-asian="15pt" style:font-name-complex="Arial" style:font-size-complex="15pt" fo:hyphenate="false" fo:hyphenation-remain-char-count="2" fo:hyphenation-push-char-count="2"/>
    </style:style>
    <style:style style:name="P129" style:family="paragraph" style:parent-style-name="Standard" style:list-style-name="L37">
      <style:paragraph-properties fo:margin-top="0cm" fo:margin-bottom="0.095cm" loext:contextual-spacing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officeooo:rsid="001b04ec" officeooo:paragraph-rsid="001b04ec" style:font-size-asian="15pt" style:font-name-complex="Arial" style:font-size-complex="15pt" fo:hyphenate="false" fo:hyphenation-remain-char-count="2" fo:hyphenation-push-char-count="2"/>
    </style:style>
    <style:style style:name="P130" style:family="paragraph" style:parent-style-name="Standard">
      <style:paragraph-properties fo:margin-top="0cm" fo:margin-bottom="0.318cm" loext:contextual-spacing="false"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fo:font-weight="bold" officeooo:paragraph-rsid="00037eb9" style:font-size-asian="15pt" style:font-weight-asian="bold" style:font-name-complex="Arial" style:font-size-complex="15pt" fo:hyphenate="false" fo:hyphenation-remain-char-count="2" fo:hyphenation-push-char-count="2"/>
    </style:style>
    <style:style style:name="P131" style:family="paragraph" style:parent-style-name="Standard">
      <style:paragraph-properties fo:margin-top="0cm" fo:margin-bottom="0.318cm" loext:contextual-spacing="false"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fo:font-weight="bold" officeooo:paragraph-rsid="001391a0" style:font-size-asian="15pt" style:font-weight-asian="bold" style:font-name-complex="Arial" style:font-size-complex="15pt" fo:hyphenate="false" fo:hyphenation-remain-char-count="2" fo:hyphenation-push-char-count="2"/>
    </style:style>
    <style:style style:name="P132" style:family="paragraph" style:parent-style-name="Standard">
      <style:paragraph-properties fo:margin-top="0cm" fo:margin-bottom="0.318cm" loext:contextual-spacing="false"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fo:font-weight="bold" officeooo:paragraph-rsid="00149743" style:font-size-asian="15pt" style:font-weight-asian="bold" style:font-name-complex="Arial" style:font-size-complex="15pt" fo:hyphenate="false" fo:hyphenation-remain-char-count="2" fo:hyphenation-push-char-count="2"/>
    </style:style>
    <style:style style:name="P133" style:family="paragraph" style:parent-style-name="Standard">
      <style:paragraph-properties fo:margin-top="0cm" fo:margin-bottom="0.318cm" loext:contextual-spacing="false"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fo:font-weight="bold" officeooo:paragraph-rsid="0017a19b" style:font-size-asian="15pt" style:font-weight-asian="bold" style:font-name-complex="Arial" style:font-size-complex="15pt" fo:hyphenate="false" fo:hyphenation-remain-char-count="2" fo:hyphenation-push-char-count="2"/>
    </style:style>
    <style:style style:name="P134" style:family="paragraph" style:parent-style-name="Standard">
      <style:paragraph-properties fo:margin-top="0cm" fo:margin-bottom="0.318cm" loext:contextual-spacing="false"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style:font-name="Arial" fo:font-size="15pt" fo:letter-spacing="-0.004cm" fo:font-weight="bold" officeooo:paragraph-rsid="0018b0ea" style:font-size-asian="15pt" style:font-weight-asian="bold" style:font-name-complex="Arial" style:font-size-complex="15pt" fo:hyphenate="false" fo:hyphenation-remain-char-count="2" fo:hyphenation-push-char-count="2"/>
    </style:style>
    <style:style style:name="P135" style:family="paragraph" style:parent-style-name="Standard">
      <style:paragraph-properties fo:margin-top="0cm" fo:margin-bottom="0.318cm" loext:contextual-spacing="false"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fo:font-size="15pt" fo:font-weight="bold" officeooo:paragraph-rsid="00037eb9" style:font-size-asian="15pt" style:font-weight-asian="bold" style:font-size-complex="15pt" style:font-weight-complex="bold" fo:hyphenate="false" fo:hyphenation-remain-char-count="2" fo:hyphenation-push-char-count="2"/>
    </style:style>
    <style:style style:name="P136" style:family="paragraph" style:parent-style-name="Standard">
      <style:paragraph-properties fo:margin-top="0cm" fo:margin-bottom="0.318cm" loext:contextual-spacing="false"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fo:font-size="15pt" fo:font-weight="bold" officeooo:paragraph-rsid="001391a0" style:font-size-asian="15pt" style:font-weight-asian="bold" style:font-size-complex="15pt" style:font-weight-complex="bold" fo:hyphenate="false" fo:hyphenation-remain-char-count="2" fo:hyphenation-push-char-count="2"/>
    </style:style>
    <style:style style:name="P137" style:family="paragraph" style:parent-style-name="Standard">
      <style:paragraph-properties fo:margin-top="0cm" fo:margin-bottom="0.318cm" loext:contextual-spacing="false"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fo:font-size="15pt" fo:font-weight="bold" officeooo:paragraph-rsid="00149743" style:font-size-asian="15pt" style:font-weight-asian="bold" style:font-size-complex="15pt" style:font-weight-complex="bold" fo:hyphenate="false" fo:hyphenation-remain-char-count="2" fo:hyphenation-push-char-count="2"/>
    </style:style>
    <style:style style:name="P138" style:family="paragraph" style:parent-style-name="Standard">
      <style:paragraph-properties fo:margin-top="0cm" fo:margin-bottom="0.318cm" loext:contextual-spacing="false"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fo:font-size="15pt" fo:font-weight="bold" officeooo:paragraph-rsid="0017a19b" style:font-size-asian="15pt" style:font-weight-asian="bold" style:font-size-complex="15pt" style:font-weight-complex="bold" fo:hyphenate="false" fo:hyphenation-remain-char-count="2" fo:hyphenation-push-char-count="2"/>
    </style:style>
    <style:style style:name="P139" style:family="paragraph" style:parent-style-name="Standard">
      <style:paragraph-properties fo:margin-top="0cm" fo:margin-bottom="0.318cm" loext:contextual-spacing="false" fo:text-align="justify" style:justify-single-word="false" fo:hyphenation-ladder-count="no-limit">
        <style:tab-stops>
          <style:tab-stop style:position="-2.54cm"/>
          <style:tab-stop style:position="-1.27cm"/>
          <style:tab-stop style:position="0cm"/>
          <style:tab-stop style:position="1.827cm"/>
          <style:tab-stop style:position="2.54cm"/>
        </style:tab-stops>
      </style:paragraph-properties>
      <style:text-properties fo:font-size="15pt" fo:font-weight="bold" officeooo:paragraph-rsid="0018b0ea" style:font-size-asian="15pt" style:font-weight-asian="bold" style:font-size-complex="15pt" style:font-weight-complex="bold" fo:hyphenate="false" fo:hyphenation-remain-char-count="2" fo:hyphenation-push-char-count="2"/>
    </style:style>
    <style:style style:name="T1" style:family="text">
      <style:text-properties fo:font-weight="normal" officeooo:rsid="00037eb9" style:font-weight-asian="normal" style:font-weight-complex="normal"/>
    </style:style>
    <style:style style:name="T2" style:family="text">
      <style:text-properties fo:font-weight="normal" officeooo:rsid="000546ab" style:font-weight-asian="normal" style:font-weight-complex="normal"/>
    </style:style>
    <style:style style:name="T3" style:family="text">
      <style:text-properties fo:font-weight="normal" officeooo:rsid="00058ded" style:font-weight-asian="normal" style:font-weight-complex="normal"/>
    </style:style>
    <style:style style:name="T4" style:family="text">
      <style:text-properties fo:font-weight="normal" officeooo:rsid="0005e12c" style:font-weight-asian="normal" style:font-weight-complex="normal"/>
    </style:style>
    <style:style style:name="T5" style:family="text">
      <style:text-properties fo:font-weight="normal" officeooo:rsid="0007b377" style:font-weight-asian="normal" style:font-weight-complex="normal"/>
    </style:style>
    <style:style style:name="T6" style:family="text">
      <style:text-properties fo:font-weight="normal" officeooo:rsid="0008f40f" style:font-weight-asian="normal" style:font-weight-complex="normal"/>
    </style:style>
    <style:style style:name="T7" style:family="text">
      <style:text-properties fo:font-weight="normal" officeooo:rsid="000adcc5" style:font-weight-asian="normal" style:font-weight-complex="normal"/>
    </style:style>
    <style:style style:name="T8" style:family="text">
      <style:text-properties fo:font-weight="normal" officeooo:rsid="000b61c3" style:font-weight-asian="normal" style:font-weight-complex="normal"/>
    </style:style>
    <style:style style:name="T9" style:family="text">
      <style:text-properties fo:font-weight="normal" officeooo:rsid="000e4959" style:font-weight-asian="normal" style:font-weight-complex="normal"/>
    </style:style>
    <style:style style:name="T10" style:family="text">
      <style:text-properties fo:font-weight="normal" officeooo:rsid="000ee86a" style:font-weight-asian="normal" style:font-weight-complex="normal"/>
    </style:style>
    <style:style style:name="T11" style:family="text">
      <style:text-properties fo:font-weight="normal" officeooo:rsid="00108e58" style:font-weight-asian="normal" style:font-weight-complex="normal"/>
    </style:style>
    <style:style style:name="T12" style:family="text">
      <style:text-properties fo:font-weight="normal" officeooo:rsid="00149743" style:font-weight-asian="normal" style:font-weight-complex="normal"/>
    </style:style>
    <style:style style:name="T13" style:family="text">
      <style:text-properties fo:font-weight="normal" officeooo:rsid="0017a19b" style:font-weight-asian="normal" style:font-weight-complex="normal"/>
    </style:style>
    <style:style style:name="T14" style:family="text">
      <style:text-properties fo:font-weight="normal" officeooo:rsid="0018b0ea" style:font-weight-asian="normal" style:font-weight-complex="normal"/>
    </style:style>
    <style:style style:name="T15" style:family="text">
      <style:text-properties officeooo:rsid="0008f40f"/>
    </style:style>
    <style:style style:name="T16" style:family="text">
      <style:text-properties officeooo:rsid="000adcc5"/>
    </style:style>
    <style:style style:name="T17" style:family="text">
      <style:text-properties officeooo:rsid="00149743"/>
    </style:style>
    <style:style style:name="T18" style:family="text">
      <style:text-properties officeooo:rsid="0018b0ea"/>
    </style:style>
    <style:style style:name="T19" style:family="text">
      <style:text-properties officeooo:rsid="001add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DINBURGH NAPIER UNIVERSITY</text:p>
      <text:p text:style-name="P63"/>
      <text:p text:style-name="P68">SCHOOL OF COMPUTING</text:p>
      <text:p text:style-name="P63"/>
      <text:p text:style-name="P68">PROJECT <text:s/>DIARY</text:p>
      <text:p text:style-name="P73"/>
      <text:p text:style-name="P78">Student: <text:span text:style-name="T1">Jack Anderson</text:span><text:tab/>Supervisor: <text:span text:style-name="T1">Simon Powers</text:span> </text:p>
      <text:p text:style-name="P89"/>
      <text:p text:style-name="P83">Date: <text:span text:style-name="T1">15/09/2017</text:span><text:tab/>Last <text:s/>diary date: <text:span text:style-name="T1">N/A</text:span> <text:s/></text:p>
      <text:p text:style-name="P73"/>
      <text:p text:style-name="P130">Objectives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2"/>
            <text:list xml:id="list1485854259" text:style-name="L1">
              <text:list-item>
                <text:p text:style-name="P23">Complete first draft of IPO.</text:p>
              </text:list-item>
              <text:list-item>
                <text:p text:style-name="P24">Continue reading about Network Intrusion Detection and Two Stage Classifiers</text:p>
              </text:list-item>
              <text:list-item>
                <text:p text:style-name="P24">Investigate WEKA software.</text:p>
              </text:list-item>
            </text:list>
            <text:p text:style-name="P26"/>
            <text:p text:style-name="P26"/>
            <text:p text:style-name="P26"/>
          </table:table-cell>
        </table:table-row>
      </table:table>
      <text:p text:style-name="P130"/>
      <text:p text:style-name="P135">Progress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5"/>
            <text:list xml:id="list1500496999" text:style-name="L2">
              <text:list-item>
                <text:p text:style-name="P107">Decided upon language</text:p>
              </text:list-item>
              <text:list-item>
                <text:p text:style-name="P107">Picked several algorithms to implementation</text:p>
              </text:list-item>
              <text:list-item>
                <text:p text:style-name="P107">Read some research papers</text:p>
              </text:list-item>
            </text:list>
            <text:p text:style-name="P100"/>
            <text:p text:style-name="P100"/>
          </table:table-cell>
        </table:table-row>
      </table:table>
      <text:p text:style-name="P130"/>
      <text:p text:style-name="P135">Supervisor’s <text:s/>Comments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7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100"/>
          </table:table-cell>
        </table:table-row>
      </table:table>
      <text:p text:style-name="P3">EDINBURGH NAPIER UNIVERSITY</text:p>
      <text:p text:style-name="P63"/>
      <text:p text:style-name="P68">SCHOOL OF COMPUTING</text:p>
      <text:p text:style-name="P63"/>
      <text:p text:style-name="P68">PROJECT <text:s/>DIARY</text:p>
      <text:p text:style-name="P73"/>
      <text:p text:style-name="P78">Student: <text:span text:style-name="T1">Jack Anderson</text:span><text:tab/>Supervisor: <text:span text:style-name="T1">Simon Powers</text:span> </text:p>
      <text:p text:style-name="P89"/>
      <text:p text:style-name="P83">Date: <text:s/><text:span text:style-name="T1">2</text:span><text:span text:style-name="T2">1</text:span><text:span text:style-name="T1">/09/2017</text:span><text:tab/>Last <text:s/>diary date: <text:s/><text:span text:style-name="T1">15/09/2017</text:span></text:p>
      <text:p text:style-name="P73"/>
      <text:p text:style-name="P130">Objectives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7"/>
            <text:list xml:id="list3957999924" text:style-name="L3">
              <text:list-item>
                <text:p text:style-name="P25">Correct issues with IPO</text:p>
              </text:list-item>
              <text:list-item>
                <text:p text:style-name="P25">Continue reading about network intrusion detection and two stage classifiers</text:p>
              </text:list-item>
              <text:list-item>
                <text:p text:style-name="P25">Investigate WEKA software more</text:p>
              </text:list-item>
              <text:list-item>
                <text:p text:style-name="P25">Begin outlining structure of the literature review</text:p>
              </text:list-item>
            </text:list>
            <text:p text:style-name="P26"/>
            <text:p text:style-name="P100"/>
          </table:table-cell>
        </table:table-row>
      </table:table>
      <text:p text:style-name="P130"/>
      <text:p text:style-name="P135">Progress: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95"/>
            <text:list xml:id="list2555656989" text:style-name="L4">
              <text:list-item>
                <text:p text:style-name="P108">Wrote first draft of IPO</text:p>
              </text:list-item>
              <text:list-item>
                <text:p text:style-name="P108">Explored WEKA</text:p>
              </text:list-item>
              <text:list-item>
                <text:p text:style-name="P108">Read research papers</text:p>
              </text:list-item>
            </text:list>
            <text:p text:style-name="P100"/>
            <text:p text:style-name="P100"/>
            <text:p text:style-name="P100"/>
          </table:table-cell>
        </table:table-row>
      </table:table>
      <text:p text:style-name="P130"/>
      <text:p text:style-name="P135">Supervisor’s <text:s/>Comments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7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100"/>
          </table:table-cell>
        </table:table-row>
      </table:table>
      <text:p text:style-name="P3">EDINBURGH NAPIER UNIVERSITY</text:p>
      <text:p text:style-name="P63"/>
      <text:p text:style-name="P68">SCHOOL OF COMPUTING</text:p>
      <text:p text:style-name="P63"/>
      <text:p text:style-name="P68">PROJECT <text:s/>DIARY</text:p>
      <text:p text:style-name="P73"/>
      <text:p text:style-name="P78">Student: <text:span text:style-name="T1">Jack Anderson</text:span><text:tab/>Supervisor: <text:span text:style-name="T1">Simon Powers</text:span> </text:p>
      <text:p text:style-name="P89"/>
      <text:p text:style-name="P83">Date: <text:span text:style-name="T2">28/09/2017</text:span> <text:tab/>Last <text:s/>diary date: <text:s/><text:span text:style-name="T1">2</text:span><text:span text:style-name="T2">1</text:span><text:span text:style-name="T1">/09/2017</text:span></text:p>
      <text:p text:style-name="P73"/>
      <text:p text:style-name="P130">Objectives: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7"/>
            <text:list xml:id="list34046111" text:style-name="L5">
              <text:list-item>
                <text:p text:style-name="P41">Continue collecting citations</text:p>
              </text:list-item>
              <text:list-item>
                <text:p text:style-name="P41">Begin writing literature review</text:p>
              </text:list-item>
            </text:list>
            <text:p text:style-name="P26"/>
            <text:p text:style-name="P26"/>
            <text:p text:style-name="P26"/>
            <text:p text:style-name="P26"/>
            <text:p text:style-name="P100"/>
          </table:table-cell>
        </table:table-row>
      </table:table>
      <text:p text:style-name="P130"/>
      <text:p text:style-name="P135">Progress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95"/>
            <text:list xml:id="list4074896626" text:style-name="L6">
              <text:list-item>
                <text:p text:style-name="P109">Finalized IPO</text:p>
              </text:list-item>
              <text:list-item>
                <text:p text:style-name="P109">Collected more citations to do with intrusion detection and ensemble classifiers.</text:p>
              </text:list-item>
              <text:list-item>
                <text:p text:style-name="P109">Investigated WEKA</text:p>
              </text:list-item>
              <text:list-item>
                <text:p text:style-name="P109">Outlined literature review structure</text:p>
              </text:list-item>
            </text:list>
            <text:p text:style-name="P100"/>
            <text:p text:style-name="P100"/>
            <text:p text:style-name="P100"/>
          </table:table-cell>
        </table:table-row>
      </table:table>
      <text:p text:style-name="P130"/>
      <text:p text:style-name="P135">Supervisor’s <text:s/>Comments: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7"/>
            <text:p text:style-name="P26"/>
            <text:p text:style-name="P26"/>
            <text:p text:style-name="P26"/>
            <text:p text:style-name="P26"/>
            <text:p text:style-name="P100"/>
          </table:table-cell>
        </table:table-row>
      </table:table>
      <text:p text:style-name="P3">EDINBURGH NAPIER UNIVERSITY</text:p>
      <text:p text:style-name="P63"/>
      <text:p text:style-name="P68">SCHOOL OF COMPUTING</text:p>
      <text:p text:style-name="P63"/>
      <text:p text:style-name="P68">PROJECT <text:s/>DIARY</text:p>
      <text:p text:style-name="P73"/>
      <text:p text:style-name="P78">Student: <text:span text:style-name="T1">Jack Anderson</text:span><text:tab/>Supervisor: <text:span text:style-name="T1">Simon Powers</text:span> </text:p>
      <text:p text:style-name="P89"/>
      <text:p text:style-name="P83">Date: <text:s/><text:span text:style-name="T3">05/10/2017</text:span><text:tab/>Last <text:s/>diary date: <text:span text:style-name="T3">28/09/2017</text:span> </text:p>
      <text:p text:style-name="P73"/>
      <text:p text:style-name="P130">Objectives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7"/>
            <text:list xml:id="list2239828835" text:style-name="L7">
              <text:list-item>
                <text:p text:style-name="P42">Continue writing literature review</text:p>
              </text:list-item>
            </text:list>
            <text:p text:style-name="P26"/>
            <text:p text:style-name="P26"/>
            <text:p text:style-name="P26"/>
            <text:p text:style-name="P26"/>
            <text:p text:style-name="P100"/>
          </table:table-cell>
        </table:table-row>
      </table:table>
      <text:p text:style-name="P130"/>
      <text:p text:style-name="P135">Progress: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95"/>
            <text:list xml:id="list3788984126" text:style-name="L8">
              <text:list-item>
                <text:p text:style-name="P110">Collected more citations</text:p>
              </text:list-item>
              <text:list-item>
                <text:p text:style-name="P110">Began writing literature review</text:p>
              </text:list-item>
            </text:list>
            <text:p text:style-name="P100"/>
            <text:p text:style-name="P100"/>
            <text:p text:style-name="P100"/>
            <text:p text:style-name="P100"/>
          </table:table-cell>
        </table:table-row>
      </table:table>
      <text:p text:style-name="P130"/>
      <text:p text:style-name="P135">Supervisor’s <text:s/>Comments: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7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100"/>
          </table:table-cell>
        </table:table-row>
      </table:table>
      <text:p text:style-name="P3">EDINBURGH NAPIER UNIVERSITY</text:p>
      <text:p text:style-name="P63"/>
      <text:p text:style-name="P68">SCHOOL OF COMPUTING</text:p>
      <text:p text:style-name="P63"/>
      <text:p text:style-name="P68">PROJECT <text:s/>DIARY</text:p>
      <text:p text:style-name="P73"/>
      <text:p text:style-name="P78">Student: <text:span text:style-name="T1">Jack Anderson</text:span><text:tab/>Supervisor: <text:span text:style-name="T1">Simon Powers</text:span> </text:p>
      <text:p text:style-name="P89"/>
      <text:p text:style-name="P83">Date: <text:s/><text:span text:style-name="T3">12/10/2017</text:span><text:tab/>Last <text:s/>diary date: <text:s/><text:span text:style-name="T3">05/10/2017</text:span></text:p>
      <text:p text:style-name="P73"/>
      <text:p text:style-name="P130">Objectives: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27"/>
            <text:list xml:id="list1563218150" text:style-name="L9">
              <text:list-item>
                <text:p text:style-name="P43">Continue writing literature review</text:p>
              </text:list-item>
              <text:list-item>
                <text:p text:style-name="P43">Begin implementing the k-nn algorithm</text:p>
              </text:list-item>
            </text:list>
            <text:p text:style-name="P26"/>
            <text:p text:style-name="P26"/>
            <text:p text:style-name="P26"/>
            <text:p text:style-name="P26"/>
            <text:p text:style-name="P100"/>
          </table:table-cell>
        </table:table-row>
      </table:table>
      <text:p text:style-name="P130"/>
      <text:p text:style-name="P135">Progress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95"/>
            <text:list xml:id="list2098739825" text:style-name="L10">
              <text:list-item>
                <text:p text:style-name="P111">Made progress on literature review about history of intrusion detection</text:p>
              </text:list-item>
              <text:list-item>
                <text:p text:style-name="P111">Collected references regarding specific algorithms</text:p>
              </text:list-item>
            </text:list>
            <text:p text:style-name="P100"/>
            <text:p text:style-name="P100"/>
            <text:p text:style-name="P100"/>
          </table:table-cell>
        </table:table-row>
      </table:table>
      <text:p text:style-name="P130"/>
      <text:p text:style-name="P135">Supervisor’s <text:s/>Comments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7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100"/>
          </table:table-cell>
        </table:table-row>
      </table:table>
      <text:p text:style-name="P3">EDINBURGH NAPIER UNIVERSITY</text:p>
      <text:p text:style-name="P63"/>
      <text:p text:style-name="P68">SCHOOL OF COMPUTING</text:p>
      <text:p text:style-name="P63"/>
      <text:p text:style-name="P68">PROJECT <text:s/>DIARY</text:p>
      <text:p text:style-name="P73"/>
      <text:p text:style-name="P78">Student: <text:span text:style-name="T1">Jack Anderson</text:span><text:tab/>Supervisor: <text:span text:style-name="T1">Simon Powers</text:span> </text:p>
      <text:p text:style-name="P89"/>
      <text:p text:style-name="P83">Date: <text:s/><text:span text:style-name="T4">20/10/2017</text:span><text:tab/>Last <text:s/>diary date: <text:s/><text:span text:style-name="T4">12/10/2017</text:span></text:p>
      <text:p text:style-name="P73"/>
      <text:p text:style-name="P130">Objectives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7"/>
            <text:list xml:id="list3311976279" text:style-name="L11">
              <text:list-item>
                <text:p text:style-name="P44">Go into more detail regarding the negative selection algorithm and neural networks in literature review</text:p>
              </text:list-item>
              <text:list-item>
                <text:p text:style-name="P44">Back up some points made within the literature review </text:p>
              </text:list-item>
            </text:list>
            <text:p text:style-name="P26"/>
            <text:p text:style-name="P26"/>
            <text:p text:style-name="P26"/>
            <text:p text:style-name="P100"/>
          </table:table-cell>
        </table:table-row>
      </table:table>
      <text:p text:style-name="P130"/>
      <text:p text:style-name="P135">Progress: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95"/>
            <text:list xml:id="list2006210699" text:style-name="L12">
              <text:list-item>
                <text:p text:style-name="P112">Began section regarding algorithms within the literature review</text:p>
              </text:list-item>
            </text:list>
            <text:p text:style-name="P100"/>
            <text:p text:style-name="P100"/>
            <text:p text:style-name="P100"/>
            <text:p text:style-name="P100"/>
            <text:p text:style-name="P100"/>
          </table:table-cell>
        </table:table-row>
      </table:table>
      <text:p text:style-name="P130"/>
      <text:p text:style-name="P135">Supervisor’s <text:s/>Comments: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27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100"/>
          </table:table-cell>
        </table:table-row>
      </table:table>
      <text:p text:style-name="P3">EDINBURGH NAPIER UNIVERSITY</text:p>
      <text:p text:style-name="P63"/>
      <text:p text:style-name="P68">SCHOOL OF COMPUTING</text:p>
      <text:p text:style-name="P63"/>
      <text:p text:style-name="P68">PROJECT <text:s/>DIARY</text:p>
      <text:p text:style-name="P73"/>
      <text:p text:style-name="P78">Student: <text:span text:style-name="T1">Jack Anderson</text:span><text:tab/>Supervisor: <text:span text:style-name="T1">Simon Powers</text:span> </text:p>
      <text:p text:style-name="P89"/>
      <text:p text:style-name="P83">Date: <text:s/><text:span text:style-name="T5">26/10/2017</text:span><text:tab/>Last <text:s/>diary date: <text:s/><text:span text:style-name="T5">20/10/2017</text:span></text:p>
      <text:p text:style-name="P73"/>
      <text:p text:style-name="P130">Objectives: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7"/>
            <text:list xml:id="list2689035727" text:style-name="L13">
              <text:list-item>
                <text:p text:style-name="P45">Add a conclusion to literature review</text:p>
              </text:list-item>
              <text:list-item>
                <text:p text:style-name="P45">Finish search strategy section in literature review</text:p>
              </text:list-item>
              <text:list-item>
                <text:p text:style-name="P45">Begin implementation of k-nn algorithm</text:p>
              </text:list-item>
            </text:list>
            <text:p text:style-name="P26"/>
            <text:p text:style-name="P26"/>
            <text:p text:style-name="P26"/>
            <text:p text:style-name="P100"/>
          </table:table-cell>
        </table:table-row>
      </table:table>
      <text:p text:style-name="P130"/>
      <text:p text:style-name="P135">Progress: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95"/>
            <text:list xml:id="list3756233575" text:style-name="L14">
              <text:list-item>
                <text:p text:style-name="P113">Finished literature review section on algorithms</text:p>
              </text:list-item>
              <text:list-item>
                <text:p text:style-name="P113">Added a section in literature review about research contribution</text:p>
              </text:list-item>
            </text:list>
            <text:p text:style-name="P100"/>
            <text:p text:style-name="P100"/>
            <text:p text:style-name="P100"/>
            <text:p text:style-name="P100"/>
            <text:p text:style-name="P100"/>
          </table:table-cell>
        </table:table-row>
      </table:table>
      <text:p text:style-name="P130"/>
      <text:p text:style-name="P135">Supervisor’s <text:s/>Comments: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7"/>
            <text:p text:style-name="P26"/>
            <text:p text:style-name="P26"/>
            <text:p text:style-name="P26"/>
            <text:p text:style-name="P26"/>
            <text:p text:style-name="P100"/>
          </table:table-cell>
        </table:table-row>
      </table:table>
      <text:p text:style-name="P3">EDINBURGH NAPIER UNIVERSITY</text:p>
      <text:p text:style-name="P63"/>
      <text:p text:style-name="P68">SCHOOL OF COMPUTING</text:p>
      <text:p text:style-name="P63"/>
      <text:p text:style-name="P68">PROJECT <text:s/>DIARY</text:p>
      <text:p text:style-name="P73"/>
      <text:p text:style-name="P78">Student: <text:span text:style-name="T1">Jack Anderson</text:span><text:tab/>Supervisor: <text:span text:style-name="T1">Simon Powers</text:span> </text:p>
      <text:p text:style-name="P89"/>
      <text:p text:style-name="P83">Date: <text:s/><text:span text:style-name="T6">02/11/2017</text:span><text:tab/>Last <text:s/>diary date: <text:s/><text:span text:style-name="T6">26/10/2017</text:span></text:p>
      <text:p text:style-name="P73"/>
      <text:p text:style-name="P130">Objectives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7"/>
            <text:list xml:id="list478588863" text:style-name="L15">
              <text:list-item>
                <text:p text:style-name="P46">Finish first draft of literature review</text:p>
              </text:list-item>
              <text:list-item>
                <text:p text:style-name="P46">Create the outline for the entire dissertation</text:p>
              </text:list-item>
              <text:list-item>
                <text:p text:style-name="P34"><text:span text:style-name="T15">Update project schedule Gantt Chart</text:span></text:p>
              </text:list-item>
            </text:list>
            <text:p text:style-name="P26"/>
            <text:p text:style-name="P26"/>
            <text:p text:style-name="P26"/>
            <text:p text:style-name="P100"/>
          </table:table-cell>
        </table:table-row>
      </table:table>
      <text:p text:style-name="P130"/>
      <text:p text:style-name="P135">Progress: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95"/>
            <text:list xml:id="list2816151349" text:style-name="L16">
              <text:list-item>
                <text:p text:style-name="P114">No progress <text:s/>was made this week as I had two coursework deadlines at the conclusion of the week</text:p>
              </text:list-item>
            </text:list>
            <text:p text:style-name="P100"/>
            <text:p text:style-name="P100"/>
            <text:p text:style-name="P100"/>
            <text:p text:style-name="P100"/>
          </table:table-cell>
        </table:table-row>
      </table:table>
      <text:p text:style-name="P130"/>
      <text:p text:style-name="P135">Supervisor’s <text:s/>Comments: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27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100"/>
          </table:table-cell>
        </table:table-row>
      </table:table>
      <text:p text:style-name="P3">EDINBURGH NAPIER UNIVERSITY</text:p>
      <text:p text:style-name="P63"/>
      <text:p text:style-name="P68">SCHOOL OF COMPUTING</text:p>
      <text:p text:style-name="P63"/>
      <text:p text:style-name="P68">PROJECT <text:s/>DIARY</text:p>
      <text:p text:style-name="P73"/>
      <text:p text:style-name="P78">Student: <text:span text:style-name="T1">Jack Anderson</text:span><text:tab/>Supervisor: <text:span text:style-name="T1">Simon Powers</text:span> </text:p>
      <text:p text:style-name="P89"/>
      <text:p text:style-name="P83">Date: <text:s/><text:span text:style-name="T7">09/11/2017</text:span><text:tab/>Last <text:s/>diary date: <text:s/><text:span text:style-name="T7">02/11/2017</text:span></text:p>
      <text:p text:style-name="P73"/>
      <text:p text:style-name="P130">Objectives: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27"/>
            <text:list xml:id="list4234328868" text:style-name="L17">
              <text:list-item>
                <text:p text:style-name="P47">At some point in the future update my literature review using all of the feedback within the interim report this includes</text:p>
                <text:list>
                  <text:list-item>
                    <text:p text:style-name="P47">More up to date references</text:p>
                  </text:list-item>
                  <text:list-item>
                    <text:p text:style-name="P47">Justifications for different algorithms and machine learning in general</text:p>
                  </text:list-item>
                  <text:list-item>
                    <text:p text:style-name="P47">Switching datasets from KDD 99 to a more recent/amended one</text:p>
                  </text:list-item>
                </text:list>
              </text:list-item>
              <text:list-item>
                <text:p text:style-name="P47">Begin work on a k-nn classifier</text:p>
              </text:list-item>
              <text:list-item>
                <text:p text:style-name="P35"><text:span text:style-name="T16">General research on python machine learning and GUI libraries</text:span></text:p>
              </text:list-item>
            </text:list>
            <text:p text:style-name="P100"/>
          </table:table-cell>
        </table:table-row>
      </table:table>
      <text:p text:style-name="P130"/>
      <text:p text:style-name="P135">Progress:</text:p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95"/>
            <text:list xml:id="list2952190590" text:style-name="L18">
              <text:list-item>
                <text:p text:style-name="P115">Finished first draft of the literature review</text:p>
              </text:list-item>
              <text:list-item>
                <text:p text:style-name="P115">Updated Gantt Chart to better reflect current project schedule.</text:p>
              </text:list-item>
              <text:list-item>
                <text:p text:style-name="P115">Created outline for dissertation</text:p>
              </text:list-item>
            </text:list>
            <text:p text:style-name="P100"/>
          </table:table-cell>
        </table:table-row>
      </table:table>
      <text:p text:style-name="P130"/>
      <text:p text:style-name="P135">Supervisor’s <text:s/>Comments: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27"/>
            <text:p text:style-name="P26"/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</table:table>
      <text:p text:style-name="P3">EDINBURGH NAPIER UNIVERSITY</text:p>
      <text:p text:style-name="P63"/>
      <text:p text:style-name="P68">SCHOOL OF COMPUTING</text:p>
      <text:p text:style-name="P63"/>
      <text:p text:style-name="P68">PROJECT <text:s/>DIARY</text:p>
      <text:p text:style-name="P73"/>
      <text:p text:style-name="P78">Student: <text:span text:style-name="T1">Jack Anderson</text:span><text:tab/>Supervisor: <text:span text:style-name="T1">Simon Powers</text:span> </text:p>
      <text:p text:style-name="P89"/>
      <text:p text:style-name="P83">Date: <text:span text:style-name="T8">16/11/2017</text:span><text:tab/>Last <text:s/>diary date: <text:s/><text:span text:style-name="T8">09/11/2017</text:span></text:p>
      <text:p text:style-name="P73"/>
      <text:p text:style-name="P130">Objectives: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27"/>
            <text:list xml:id="list1884831264" text:style-name="L19">
              <text:list-item>
                <text:p text:style-name="P48">Improve k-nn classifier by finding alternative to onehot encoding.</text:p>
              </text:list-item>
              <text:list-item>
                <text:p text:style-name="P48">Begin creating the GUI</text:p>
              </text:list-item>
            </text:list>
            <text:p text:style-name="P26"/>
            <text:p text:style-name="P100"/>
          </table:table-cell>
        </table:table-row>
      </table:table>
      <text:p text:style-name="P130"/>
      <text:p text:style-name="P135">Progress: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95"/>
            <text:list xml:id="list1878187515" text:style-name="L20">
              <text:list-item>
                <text:p text:style-name="P116">Set up Github repository</text:p>
              </text:list-item>
              <text:list-item>
                <text:p text:style-name="P116">Researched and implemented preparing a dataset for processing</text:p>
              </text:list-item>
              <text:list-item>
                <text:p text:style-name="P116">Implemented a basic k-nn classifier</text:p>
              </text:list-item>
              <text:list-item>
                <text:p text:style-name="P116">Researched different GUI options</text:p>
              </text:list-item>
            </text:list>
            <text:p text:style-name="P100"/>
          </table:table-cell>
        </table:table-row>
      </table:table>
      <text:p text:style-name="P130"/>
      <text:p text:style-name="P135">Supervisor’s <text:s/>Comments: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27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100"/>
          </table:table-cell>
        </table:table-row>
      </table:table>
      <text:p text:style-name="P3">EDINBURGH NAPIER UNIVERSITY</text:p>
      <text:p text:style-name="P63"/>
      <text:p text:style-name="P68">SCHOOL OF COMPUTING</text:p>
      <text:p text:style-name="P63"/>
      <text:p text:style-name="P68">PROJECT <text:s/>DIARY</text:p>
      <text:p text:style-name="P73"/>
      <text:p text:style-name="P78">Student: <text:span text:style-name="T1">Jack Anderson</text:span><text:tab/>Supervisor: <text:span text:style-name="T1">Simon Powers</text:span> </text:p>
      <text:p text:style-name="P89"/>
      <text:p text:style-name="P83">Date: <text:span text:style-name="T9">23/11/2017</text:span><text:tab/>Last <text:s/>diary date: <text:s/><text:span text:style-name="T9">16/11/2017</text:span></text:p>
      <text:p text:style-name="P73"/>
      <text:p text:style-name="P130">Objectives: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27"/>
            <text:list xml:id="list2498541102" text:style-name="L21">
              <text:list-item>
                <text:p text:style-name="P49">Continue to attempt to improve knn performance</text:p>
              </text:list-item>
              <text:list-item>
                <text:p text:style-name="P49">Continue work on creating GUI</text:p>
              </text:list-item>
              <text:list-item>
                <text:p text:style-name="P49">Implement multi-layer perceptron classifier</text:p>
              </text:list-item>
            </text:list>
            <text:p text:style-name="P26"/>
            <text:p text:style-name="P26"/>
            <text:p text:style-name="P26"/>
          </table:table-cell>
        </table:table-row>
      </table:table>
      <text:p text:style-name="P130"/>
      <text:p text:style-name="P135">Progress: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95"/>
            <text:list xml:id="list3283844555" text:style-name="L22">
              <text:list-item>
                <text:p text:style-name="P117">Began creating a simple GUI to start learning PyQt</text:p>
              </text:list-item>
              <text:list-item>
                <text:p text:style-name="P117">Began writing simple unit tests</text:p>
              </text:list-item>
            </text:list>
            <text:p text:style-name="P100"/>
            <text:p text:style-name="P100"/>
            <text:p text:style-name="P100"/>
            <text:p text:style-name="P100"/>
          </table:table-cell>
        </table:table-row>
      </table:table>
      <text:p text:style-name="P130"/>
      <text:p text:style-name="P135">Supervisor’s <text:s/>Comments:</text:p>
      <table:table table:name="Table33" table:style-name="Table33">
        <table:table-column table:style-name="Table33.A"/>
        <table:table-row table:style-name="Table33.1">
          <table:table-cell table:style-name="Table33.A1" office:value-type="string">
            <text:p text:style-name="P27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100"/>
          </table:table-cell>
        </table:table-row>
      </table:table>
      <text:p text:style-name="P3">EDINBURGH NAPIER UNIVERSITY</text:p>
      <text:p text:style-name="P63"/>
      <text:p text:style-name="P68">SCHOOL OF COMPUTING</text:p>
      <text:p text:style-name="P63"/>
      <text:p text:style-name="P68">PROJECT <text:s/>DIARY</text:p>
      <text:p text:style-name="P73"/>
      <text:p text:style-name="P78">Student: <text:span text:style-name="T1">Jack Anderson</text:span><text:tab/>Supervisor: <text:span text:style-name="T1">Simon Powers</text:span> </text:p>
      <text:p text:style-name="P89"/>
      <text:p text:style-name="P83">Date: <text:s/><text:span text:style-name="T10">09/01/2018</text:span><text:tab/>Last <text:s/>diary date: <text:s/><text:span text:style-name="T10">23/11/2017</text:span></text:p>
      <text:p text:style-name="P73"/>
      <text:p text:style-name="P130">Objectives:</text:p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27"/>
            <text:list xml:id="list3041200918" text:style-name="L23">
              <text:list-item>
                <text:p text:style-name="P50">Implement a multi-layer perceptron classifier</text:p>
              </text:list-item>
              <text:list-item>
                <text:p text:style-name="P50">Continue creation of a GUI</text:p>
              </text:list-item>
            </text:list>
            <text:p text:style-name="P26"/>
            <text:p text:style-name="P26"/>
            <text:p text:style-name="P26"/>
            <text:p text:style-name="P100"/>
          </table:table-cell>
        </table:table-row>
      </table:table>
      <text:p text:style-name="P130"/>
      <text:p text:style-name="P135">Progress:</text:p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95"/>
            <text:list xml:id="list2252888390" text:style-name="L24">
              <text:list-item>
                <text:p text:style-name="P118">No progress was made over the holiday period</text:p>
              </text:list-item>
            </text:list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</table:table-cell>
        </table:table-row>
      </table:table>
      <text:p text:style-name="P130"/>
      <text:p text:style-name="P135">Supervisor’s <text:s/>Comments: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27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100"/>
          </table:table-cell>
        </table:table-row>
      </table:table>
      <text:p text:style-name="P15">EDINBURGH NAPIER UNIVERSITY</text:p>
      <text:p text:style-name="P64"/>
      <text:p text:style-name="P69">SCHOOL OF COMPUTING</text:p>
      <text:p text:style-name="P64"/>
      <text:p text:style-name="P69">PROJECT <text:s/>DIARY</text:p>
      <text:p text:style-name="P74"/>
      <text:p text:style-name="P79">Student: <text:span text:style-name="T1">Jack Anderson</text:span><text:tab/>Supervisor: <text:span text:style-name="T1">Simon Powers</text:span> </text:p>
      <text:p text:style-name="P90"/>
      <text:p text:style-name="P84">Date: <text:span text:style-name="T11">16/01/2018</text:span><text:tab/>Last <text:s/>diary date: <text:s/><text:span text:style-name="T11">09/01/2018</text:span></text:p>
      <text:p text:style-name="P74"/>
      <text:p text:style-name="P131">Objectives:</text:p>
      <table:table table:name="Table37" table:style-name="Table37">
        <table:table-column table:style-name="Table37.A"/>
        <table:table-row table:style-name="Table37.1">
          <table:table-cell table:style-name="Table37.A1" office:value-type="string">
            <text:p text:style-name="P28"/>
            <text:list xml:id="list3353456662" text:style-name="L25">
              <text:list-item>
                <text:p text:style-name="P51">Implement a support vector machine instead of negative selection classifier due to time constraints</text:p>
              </text:list-item>
              <text:list-item>
                <text:p text:style-name="P51">Continue work on the GUI</text:p>
              </text:list-item>
              <text:list-item>
                <text:p text:style-name="P51">Research feature selection and improving classifier performance</text:p>
              </text:list-item>
            </text:list>
            <text:p text:style-name="P32"/>
            <text:p text:style-name="P101"/>
          </table:table-cell>
        </table:table-row>
      </table:table>
      <text:p text:style-name="P131"/>
      <text:p text:style-name="P136">Progress:</text:p>
      <table:table table:name="Table38" table:style-name="Table38">
        <table:table-column table:style-name="Table38.A"/>
        <table:table-row table:style-name="Table38.1">
          <table:table-cell table:style-name="Table38.A1" office:value-type="string">
            <text:p text:style-name="P96"/>
            <text:list xml:id="list2515295905" text:style-name="L26">
              <text:list-item>
                <text:p text:style-name="P119">Created a simple multi-layer perceptron classifier</text:p>
              </text:list-item>
              <text:list-item>
                <text:p text:style-name="P119">Implemented a large section of the GUI</text:p>
                <text:list>
                  <text:list-item>
                    <text:p text:style-name="P119">Dataset selection</text:p>
                  </text:list-item>
                  <text:list-item>
                    <text:p text:style-name="P119">Field type categorising</text:p>
                  </text:list-item>
                  <text:list-item>
                    <text:p text:style-name="P119">Custom classifier selection</text:p>
                  </text:list-item>
                  <text:list-item>
                    <text:p text:style-name="P119">Basic window layouts</text:p>
                  </text:list-item>
                </text:list>
              </text:list-item>
            </text:list>
            <text:p text:style-name="P101"/>
          </table:table-cell>
        </table:table-row>
      </table:table>
      <text:p text:style-name="P131"/>
      <text:p text:style-name="P136">Supervisor’s <text:s/>Comments:</text:p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P28"/>
            <text:p text:style-name="P32"/>
            <text:p text:style-name="P32"/>
            <text:p text:style-name="P32"/>
            <text:p text:style-name="P32"/>
            <text:p text:style-name="P32"/>
            <text:p text:style-name="P101"/>
          </table:table-cell>
        </table:table-row>
      </table:table>
      <text:p text:style-name="P15">EDINBURGH NAPIER UNIVERSITY</text:p>
      <text:p text:style-name="P64"/>
      <text:p text:style-name="P69">SCHOOL OF COMPUTING</text:p>
      <text:p text:style-name="P64"/>
      <text:p text:style-name="P69">PROJECT <text:s/>DIARY</text:p>
      <text:p text:style-name="P74"/>
      <text:p text:style-name="P79">Student: <text:span text:style-name="T1">Jack Anderson</text:span><text:tab/>Supervisor: <text:span text:style-name="T1">Simon Powers</text:span> </text:p>
      <text:p text:style-name="P90"/>
      <text:p text:style-name="P84">Date: <text:span text:style-name="T12">23</text:span><text:span text:style-name="T11">/01/2018</text:span><text:tab/>Last <text:s/>diary date: <text:s/><text:span text:style-name="T12">16</text:span><text:span text:style-name="T11">/01/2018</text:span></text:p>
      <text:p text:style-name="P74"/>
      <text:p text:style-name="P131">Objectives:</text:p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P28"/>
            <text:list xml:id="list112850602108587" text:continue-list="list3353456662" text:style-name="L25">
              <text:list-item>
                <text:p text:style-name="P52">Research statistical significance testing</text:p>
              </text:list-item>
              <text:list-item>
                <text:p text:style-name="P52">Implement ability to run and compare several classifiers</text:p>
              </text:list-item>
              <text:list-item>
                <text:p text:style-name="P52">finish graphing and displaying results</text:p>
              </text:list-item>
            </text:list>
            <text:p text:style-name="P32"/>
            <text:p text:style-name="P32"/>
            <text:p text:style-name="P32"/>
          </table:table-cell>
        </table:table-row>
      </table:table>
      <text:p text:style-name="P131"/>
      <text:p text:style-name="P136">Progress:</text:p>
      <table:table table:name="Table41" table:style-name="Table41">
        <table:table-column table:style-name="Table41.A"/>
        <table:table-row table:style-name="Table41.1">
          <table:table-cell table:style-name="Table41.A1" office:value-type="string">
            <text:p text:style-name="P96"/>
            <text:list xml:id="list3750960146" text:style-name="L27">
              <text:list-item>
                <text:p text:style-name="P120">Implemented support vector machine classifier</text:p>
              </text:list-item>
              <text:list-item>
                <text:p text:style-name="P120">Added basic graph to GUI</text:p>
              </text:list-item>
              <text:list-item>
                <text:p text:style-name="P120">Added K fold cross validation</text:p>
              </text:list-item>
              <text:list-item>
                <text:p text:style-name="P120">User creation of template classifiers</text:p>
              </text:list-item>
              <text:list-item>
                <text:p text:style-name="P120">Linked back end computation to the GUI</text:p>
              </text:list-item>
              <text:list-item>
                <text:p text:style-name="P120">General bug fixes</text:p>
              </text:list-item>
            </text:list>
            <text:p text:style-name="P101"/>
            <text:p text:style-name="P101"/>
          </table:table-cell>
        </table:table-row>
      </table:table>
      <text:p text:style-name="P131"/>
      <text:p text:style-name="P136">Supervisor’s <text:s/>Comments:</text:p>
      <table:table table:name="Table42" table:style-name="Table42">
        <table:table-column table:style-name="Table42.A"/>
        <table:table-row table:style-name="Table42.1">
          <table:table-cell table:style-name="Table42.A1" office:value-type="string">
            <text:p text:style-name="P28"/>
            <text:p text:style-name="P32"/>
            <text:p text:style-name="P32"/>
            <text:p text:style-name="P32"/>
            <text:p text:style-name="P32"/>
            <text:p text:style-name="P32"/>
            <text:p text:style-name="P101"/>
          </table:table-cell>
        </table:table-row>
      </table:table>
      <text:p text:style-name="P17">EDINBURGH NAPIER UNIVERSITY</text:p>
      <text:p text:style-name="P65"/>
      <text:p text:style-name="P70">SCHOOL OF COMPUTING</text:p>
      <text:p text:style-name="P65"/>
      <text:p text:style-name="P70">PROJECT <text:s/>DIARY</text:p>
      <text:p text:style-name="P75"/>
      <text:p text:style-name="P80">Student: <text:span text:style-name="T1">Jack Anderson</text:span><text:tab/>Supervisor: <text:span text:style-name="T1">Simon Powers</text:span> </text:p>
      <text:p text:style-name="P91"/>
      <text:p text:style-name="P85">Date: <text:span text:style-name="T12">30</text:span><text:span text:style-name="T11">/01/2018</text:span><text:tab/>Last <text:s/>diary date: <text:s/><text:span text:style-name="T12">23</text:span><text:span text:style-name="T11">/01/2018</text:span></text:p>
      <text:p text:style-name="P75"/>
      <text:p text:style-name="P132">Objectives:</text:p>
      <table:table table:name="Table43" table:style-name="Table43">
        <table:table-column table:style-name="Table43.A"/>
        <table:table-row table:style-name="Table43.1">
          <table:table-cell table:style-name="Table43.A1" office:value-type="string">
            <text:p text:style-name="P29"/>
            <text:list xml:id="list112851115654867" text:continue-list="list112850602108587" text:style-name="L25">
              <text:list-item>
                <text:p text:style-name="P53">Finish displaying results in GUI</text:p>
              </text:list-item>
              <text:list-item>
                <text:p text:style-name="P53">Implement ability to run classifiers several times and average results for stochastic classifiers such as MLP</text:p>
              </text:list-item>
              <text:list-item>
                <text:p text:style-name="P53">Begin gathering results</text:p>
              </text:list-item>
            </text:list>
            <text:p text:style-name="P33"/>
            <text:p text:style-name="P33"/>
          </table:table-cell>
        </table:table-row>
      </table:table>
      <text:p text:style-name="P132"/>
      <text:p text:style-name="P137">Progress:</text:p>
      <table:table table:name="Table44" table:style-name="Table44">
        <table:table-column table:style-name="Table44.A"/>
        <table:table-row table:style-name="Table44.1">
          <table:table-cell table:style-name="Table44.A1" office:value-type="string">
            <text:p text:style-name="P97"/>
            <text:list xml:id="list2150868813" text:style-name="L28">
              <text:list-item>
                <text:p text:style-name="P121">Added ability to run several classifier configurations at once</text:p>
              </text:list-item>
              <text:list-item>
                <text:p text:style-name="P121">Added graphing of classification results and selection of specific classes</text:p>
              </text:list-item>
              <text:list-item>
                <text:p text:style-name="P103"><text:span text:style-name="T17">Fixed major bug regarding two stage classification results</text:span></text:p>
              </text:list-item>
            </text:list>
            <text:p text:style-name="P102"/>
            <text:p text:style-name="P102"/>
            <text:p text:style-name="P102"/>
            <text:p text:style-name="P102"/>
          </table:table-cell>
        </table:table-row>
      </table:table>
      <text:p text:style-name="P132"/>
      <text:p text:style-name="P137">Supervisor’s <text:s/>Comments:</text:p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P29"/>
            <text:p text:style-name="P33"/>
            <text:p text:style-name="P33"/>
            <text:p text:style-name="P33"/>
            <text:p text:style-name="P33"/>
            <text:p text:style-name="P33"/>
            <text:p text:style-name="P102"/>
          </table:table-cell>
        </table:table-row>
      </table:table>
      <text:p text:style-name="P2">EDINBURGH NAPIER UNIVERSITY</text:p>
      <text:p text:style-name="P66"/>
      <text:p text:style-name="P71">SCHOOL OF COMPUTING</text:p>
      <text:p text:style-name="P88"/>
      <text:p text:style-name="P71">PROJECT <text:s/>DIARY</text:p>
      <text:p text:style-name="P76"/>
      <text:p text:style-name="P81">Student: <text:span text:style-name="T1">Jack Anderson</text:span><text:tab/>Supervisor: <text:span text:style-name="T1">Simon Powers</text:span> </text:p>
      <text:p text:style-name="P92"/>
      <text:p text:style-name="P86">Date: <text:span text:style-name="T13">06</text:span><text:span text:style-name="T11">/0</text:span><text:span text:style-name="T13">2</text:span><text:span text:style-name="T11">/2018</text:span><text:tab/>Last <text:s/>diary date: <text:s/><text:span text:style-name="T13">30</text:span><text:span text:style-name="T11">/01/2018</text:span></text:p>
      <text:p text:style-name="P76"/>
      <text:p text:style-name="P133">Objectives:</text:p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30"/>
            <text:list xml:id="list300056961" text:style-name="L39">
              <text:list-item>
                <text:p text:style-name="P54">Gather results for UNSW-NB15 Dataset.</text:p>
              </text:list-item>
            </text:list>
            <text:p text:style-name="P36"/>
          </table:table-cell>
        </table:table-row>
      </table:table>
      <text:p text:style-name="P133"/>
      <text:p text:style-name="P138">Progress: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98"/>
            <text:list xml:id="list1983485594" text:style-name="L38">
              <text:list-item>
                <text:p text:style-name="P122">Implemented stochastic classifier running and averaging.</text:p>
              </text:list-item>
              <text:list-item>
                <text:p text:style-name="P122">Gathered results for NSL-KDD dataset.</text:p>
              </text:list-item>
              <text:list-item>
                <text:p text:style-name="P122">Showing results in GUI.</text:p>
              </text:list-item>
              <text:list-item>
                <text:p text:style-name="P122">Fixed file writing bugs.</text:p>
              </text:list-item>
            </text:list>
            <text:p text:style-name="P104"/>
            <text:p text:style-name="P104"/>
            <text:p text:style-name="P104"/>
          </table:table-cell>
        </table:table-row>
      </table:table>
      <text:p text:style-name="P133"/>
      <text:p text:style-name="P138">Supervisor’s <text:s/>Comments:</text:p>
      <table:table table:name="Table48" table:style-name="Table48">
        <table:table-column table:style-name="Table48.A"/>
        <table:table-row table:style-name="Table48.1">
          <table:table-cell table:style-name="Table48.A1" office:value-type="string">
            <text:p text:style-name="P30"/>
            <text:p text:style-name="P36"/>
            <text:p text:style-name="P36"/>
            <text:p text:style-name="P36"/>
            <text:p text:style-name="P36"/>
            <text:p text:style-name="P36"/>
            <text:p text:style-name="P104"/>
          </table:table-cell>
        </table:table-row>
      </table:table>
      <text:p text:style-name="P2">EDINBURGH NAPIER UNIVERSITY</text:p>
      <text:p text:style-name="P66"/>
      <text:p text:style-name="P71">SCHOOL OF COMPUTING</text:p>
      <text:p text:style-name="P66"/>
      <text:p text:style-name="P71">PROJECT <text:s/>DIARY</text:p>
      <text:p text:style-name="P76"/>
      <text:p text:style-name="P81">Student: <text:span text:style-name="T1">Jack Anderson</text:span><text:tab/>Supervisor: <text:span text:style-name="T1">Simon Powers</text:span> </text:p>
      <text:p text:style-name="P92"/>
      <text:p text:style-name="P86">Date: <text:span text:style-name="T13">13</text:span><text:span text:style-name="T11">/0</text:span><text:span text:style-name="T13">2</text:span><text:span text:style-name="T11">/2018</text:span><text:tab/>Last <text:s/>diary date: <text:s/><text:span text:style-name="T14">06</text:span><text:span text:style-name="T11">/0</text:span><text:span text:style-name="T14">2</text:span><text:span text:style-name="T11">/2018</text:span></text:p>
      <text:p text:style-name="P76"/>
      <text:p text:style-name="P133">Objectives:</text:p>
      <table:table table:name="Table49" table:style-name="Table49">
        <table:table-column table:style-name="Table49.A"/>
        <table:table-row table:style-name="Table49.1">
          <table:table-cell table:style-name="Table49.A1" office:value-type="string">
            <text:p text:style-name="P30"/>
            <text:list xml:id="list3223318144" text:style-name="L41">
              <text:list-item>
                <text:p text:style-name="P55">Continue writing dissertation</text:p>
              </text:list-item>
            </text:list>
            <text:list xml:id="list112850927741383" text:continue-list="list112851115654867" text:style-name="L25">
              <text:list-header>
                <text:p text:style-name="P37"/>
              </text:list-header>
            </text:list>
            <text:p text:style-name="P36"/>
          </table:table-cell>
        </table:table-row>
      </table:table>
      <text:p text:style-name="P133"/>
      <text:p text:style-name="P138">Progress:</text:p>
      <table:table table:name="Table50" table:style-name="Table50">
        <table:table-column table:style-name="Table50.A"/>
        <table:table-row table:style-name="Table50.1">
          <table:table-cell table:style-name="Table50.A1" office:value-type="string">
            <text:p text:style-name="P98"/>
            <text:list xml:id="list1770987022" text:style-name="L40">
              <text:list-item>
                <text:p text:style-name="P123">Gathered results for UNSW-NB15 dataset.</text:p>
              </text:list-item>
              <text:list-item>
                <text:p text:style-name="P123">Began writing dissertation.</text:p>
              </text:list-item>
            </text:list>
            <text:p text:style-name="P104"/>
            <text:p text:style-name="P104"/>
            <text:p text:style-name="P104"/>
          </table:table-cell>
        </table:table-row>
      </table:table>
      <text:p text:style-name="P133"/>
      <text:p text:style-name="P138">Supervisor’s <text:s/>Comments:</text:p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P30"/>
            <text:p text:style-name="P36"/>
            <text:p text:style-name="P36"/>
            <text:p text:style-name="P36"/>
            <text:p text:style-name="P36"/>
            <text:p text:style-name="P36"/>
            <text:p text:style-name="P104"/>
          </table:table-cell>
        </table:table-row>
      </table:table>
      <text:p text:style-name="P2">EDINBURGH NAPIER UNIVERSITY</text:p>
      <text:p text:style-name="P66"/>
      <text:p text:style-name="P71">SCHOOL OF COMPUTING</text:p>
      <text:p text:style-name="P66"/>
      <text:p text:style-name="P71">PROJECT <text:s/>DIARY</text:p>
      <text:p text:style-name="P76"/>
      <text:p text:style-name="P81">Student: <text:span text:style-name="T1">Jack Anderson</text:span><text:tab/>Supervisor: <text:span text:style-name="T1">Simon Powers</text:span> </text:p>
      <text:p text:style-name="P92"/>
      <text:p text:style-name="P86">Date: <text:span text:style-name="T13">20</text:span><text:span text:style-name="T11">/0</text:span><text:span text:style-name="T13">2</text:span><text:span text:style-name="T11">/2018</text:span><text:tab/>Last <text:s/>diary date: <text:s/><text:span text:style-name="T14">13</text:span><text:span text:style-name="T11">/0</text:span><text:span text:style-name="T14">2</text:span><text:span text:style-name="T11">/2018</text:span></text:p>
      <text:p text:style-name="P76"/>
      <text:p text:style-name="P133">Objectives:</text:p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P30"/>
            <text:list xml:id="list366850594" text:style-name="L43">
              <text:list-item>
                <text:p text:style-name="P56">Gather some experimental results regarding dataset normal count and misclassification rates.</text:p>
              </text:list-item>
              <text:list-item>
                <text:p text:style-name="P57">Starting writing unit tests</text:p>
              </text:list-item>
              <text:list-item>
                <text:p text:style-name="P57">Start manual testing.</text:p>
              </text:list-item>
              <text:list-item>
                <text:p text:style-name="P56">Keep writing dissertation.</text:p>
                <text:p text:style-name="P56"/>
              </text:list-item>
            </text:list>
          </table:table-cell>
        </table:table-row>
      </table:table>
      <text:p text:style-name="P133"/>
      <text:p text:style-name="P138">Progress:</text:p>
      <table:table table:name="Table53" table:style-name="Table53">
        <table:table-column table:style-name="Table53.A"/>
        <table:table-row table:style-name="Table53.1">
          <table:table-cell table:style-name="Table53.A1" office:value-type="string">
            <text:p text:style-name="P98"/>
            <text:list xml:id="list4006629671" text:style-name="L42">
              <text:list-item>
                <text:p text:style-name="P124">Continued writing dissertation</text:p>
              </text:list-item>
              <text:list-item>
                <text:p text:style-name="P124">Grouping of results by attack category.</text:p>
              </text:list-item>
            </text:list>
            <text:p text:style-name="P104"/>
            <text:p text:style-name="P104"/>
            <text:p text:style-name="P104"/>
          </table:table-cell>
        </table:table-row>
      </table:table>
      <text:p text:style-name="P133"/>
      <text:p text:style-name="P138">Supervisor’s <text:s/>Comments:</text:p>
      <table:table table:name="Table54" table:style-name="Table54">
        <table:table-column table:style-name="Table54.A"/>
        <table:table-row table:style-name="Table54.1">
          <table:table-cell table:style-name="Table54.A1" office:value-type="string">
            <text:p text:style-name="P30"/>
            <text:p text:style-name="P36"/>
            <text:p text:style-name="P36"/>
            <text:p text:style-name="P36"/>
            <text:p text:style-name="P36"/>
            <text:p text:style-name="P36"/>
            <text:p text:style-name="P104"/>
          </table:table-cell>
        </table:table-row>
      </table:table>
      <text:p text:style-name="P2">EDINBURGH NAPIER UNIVERSITY</text:p>
      <text:p text:style-name="P66"/>
      <text:p text:style-name="P71">SCHOOL OF COMPUTING</text:p>
      <text:p text:style-name="P66"/>
      <text:p text:style-name="P71">PROJECT <text:s/>DIARY</text:p>
      <text:p text:style-name="P76"/>
      <text:p text:style-name="P81">Student: <text:span text:style-name="T1">Jack Anderson</text:span><text:tab/>Supervisor: <text:span text:style-name="T1">Simon Powers</text:span> </text:p>
      <text:p text:style-name="P92"/>
      <text:p text:style-name="P86">Date: <text:span text:style-name="T13">27</text:span><text:span text:style-name="T11">/0</text:span><text:span text:style-name="T13">2</text:span><text:span text:style-name="T11">/2018</text:span><text:tab/>Last <text:s/>diary date: <text:s/><text:span text:style-name="T18">2</text:span><text:span text:style-name="T13">0</text:span><text:span text:style-name="T11">/0</text:span><text:span text:style-name="T14">2</text:span><text:span text:style-name="T11">/2018</text:span></text:p>
      <text:p text:style-name="P76"/>
      <text:p text:style-name="P133">Objectives:</text:p>
      <table:table table:name="Table55" table:style-name="Table55">
        <table:table-column table:style-name="Table55.A"/>
        <table:table-row table:style-name="Table55.1">
          <table:table-cell table:style-name="Table55.A1" office:value-type="string">
            <text:p text:style-name="P30"/>
            <text:list xml:id="list2473220504" text:style-name="L46">
              <text:list-item>
                <text:p text:style-name="P58">Write more of the dissertation.</text:p>
              </text:list-item>
            </text:list>
            <text:p text:style-name="P36"/>
          </table:table-cell>
        </table:table-row>
      </table:table>
      <text:p text:style-name="P133"/>
      <text:p text:style-name="P138">Progress:</text:p>
      <table:table table:name="Table56" table:style-name="Table56">
        <table:table-column table:style-name="Table56.A"/>
        <table:table-row table:style-name="Table56.1">
          <table:table-cell table:style-name="Table56.A1" office:value-type="string">
            <text:p text:style-name="P98"/>
            <text:list xml:id="list1016318593" text:style-name="L44">
              <text:list-item>
                <text:p text:style-name="P125">Ran tests on multiple normal counts within datasets.</text:p>
              </text:list-item>
              <text:list-item>
                <text:p text:style-name="P125">Dissertation writing.</text:p>
              </text:list-item>
              <text:list-item>
                <text:p text:style-name="P125">Wrote lots of unit tests.</text:p>
              </text:list-item>
              <text:list-item>
                <text:p text:style-name="P125">Carried out manual testing.</text:p>
              </text:list-item>
            </text:list>
            <text:p text:style-name="P104"/>
            <text:p text:style-name="P104"/>
          </table:table-cell>
        </table:table-row>
      </table:table>
      <text:p text:style-name="P133"/>
      <text:p text:style-name="P138">Supervisor’s <text:s/>Comments:</text:p>
      <table:table table:name="Table57" table:style-name="Table57">
        <table:table-column table:style-name="Table57.A"/>
        <table:table-row table:style-name="Table57.1">
          <table:table-cell table:style-name="Table57.A1" office:value-type="string">
            <text:p text:style-name="P30"/>
            <text:p text:style-name="P36"/>
            <text:p text:style-name="P36"/>
            <text:p text:style-name="P36"/>
            <text:p text:style-name="P36"/>
            <text:p text:style-name="P36"/>
            <text:p text:style-name="P104"/>
          </table:table-cell>
        </table:table-row>
      </table:table>
      <text:p text:style-name="P18">EDINBURGH NAPIER UNIVERSITY</text:p>
      <text:p text:style-name="P67"/>
      <text:p text:style-name="P72">SCHOOL OF COMPUTING</text:p>
      <text:p text:style-name="P67"/>
      <text:p text:style-name="P72">PROJECT <text:s/>DIARY</text:p>
      <text:p text:style-name="P77"/>
      <text:p text:style-name="P82">Student: <text:span text:style-name="T1">Jack Anderson</text:span><text:tab/>Supervisor: <text:span text:style-name="T1">Simon Powers</text:span> </text:p>
      <text:p text:style-name="P93"/>
      <text:p text:style-name="P87">Date: <text:span text:style-name="T13">06</text:span><text:span text:style-name="T11">/0</text:span><text:span text:style-name="T14">3</text:span><text:span text:style-name="T11">/2018</text:span><text:tab/>Last <text:s/>diary date: <text:s/><text:span text:style-name="T14">27</text:span><text:span text:style-name="T11">/0</text:span><text:span text:style-name="T14">2</text:span><text:span text:style-name="T11">/2018</text:span></text:p>
      <text:p text:style-name="P77"/>
      <text:p text:style-name="P134">Objectives:</text:p>
      <table:table table:name="Table58" table:style-name="Table58">
        <table:table-column table:style-name="Table58.A"/>
        <table:table-row table:style-name="Table58.1">
          <table:table-cell table:style-name="Table58.A1" office:value-type="string">
            <text:p text:style-name="P31"/>
            <text:list xml:id="list1900014299" text:style-name="L48">
              <text:list-item>
                <text:p text:style-name="P59">Continue dissertation.</text:p>
              </text:list-item>
            </text:list>
            <text:list xml:id="list112850307191146" text:continue-list="list112850927741383" text:style-name="L25">
              <text:list-header>
                <text:p text:style-name="P38"/>
              </text:list-header>
            </text:list>
            <text:p text:style-name="P39"/>
          </table:table-cell>
        </table:table-row>
      </table:table>
      <text:p text:style-name="P134"/>
      <text:p text:style-name="P139">Progress:</text:p>
      <table:table table:name="Table59" table:style-name="Table59">
        <table:table-column table:style-name="Table59.A"/>
        <table:table-row table:style-name="Table59.1">
          <table:table-cell table:style-name="Table59.A1" office:value-type="string">
            <text:p text:style-name="P99"/>
            <text:list xml:id="list460817168" text:style-name="L47">
              <text:list-item>
                <text:p text:style-name="P126">Re-gathered results to group into categories automatically.</text:p>
              </text:list-item>
              <text:list-item>
                <text:p text:style-name="P126">Continued with dissertation writing.</text:p>
              </text:list-item>
            </text:list>
            <text:p text:style-name="P105"/>
            <text:p text:style-name="P105"/>
            <text:p text:style-name="P105"/>
          </table:table-cell>
        </table:table-row>
      </table:table>
      <text:p text:style-name="P134"/>
      <text:p text:style-name="P139">Supervisor’s <text:s/>Comments:</text:p>
      <table:table table:name="Table60" table:style-name="Table60">
        <table:table-column table:style-name="Table60.A"/>
        <table:table-row table:style-name="Table60.1">
          <table:table-cell table:style-name="Table60.A1" office:value-type="string">
            <text:p text:style-name="P31"/>
            <text:p text:style-name="P39"/>
            <text:p text:style-name="P39"/>
            <text:p text:style-name="P39"/>
            <text:p text:style-name="P39"/>
            <text:p text:style-name="P39"/>
            <text:p text:style-name="P105"/>
          </table:table-cell>
        </table:table-row>
      </table:table>
      <text:p text:style-name="P18">EDINBURGH NAPIER UNIVERSITY</text:p>
      <text:p text:style-name="P67"/>
      <text:p text:style-name="P72">SCHOOL OF COMPUTING</text:p>
      <text:p text:style-name="P67"/>
      <text:p text:style-name="P72">PROJECT <text:s/>DIARY</text:p>
      <text:p text:style-name="P77"/>
      <text:p text:style-name="P82">Student: <text:span text:style-name="T1">Jack Anderson</text:span><text:tab/>Supervisor: <text:span text:style-name="T1">Simon Powers</text:span> </text:p>
      <text:p text:style-name="P93"/>
      <text:p text:style-name="P87">Date: <text:span text:style-name="T14">13</text:span><text:span text:style-name="T11">/0</text:span><text:span text:style-name="T14">3</text:span><text:span text:style-name="T11">/2018</text:span><text:tab/>Last <text:s/>diary date: <text:s/><text:span text:style-name="T14">06</text:span><text:span text:style-name="T11">/0</text:span><text:span text:style-name="T14">3</text:span><text:span text:style-name="T11">/2018</text:span></text:p>
      <text:p text:style-name="P77"/>
      <text:p text:style-name="P134">Objectives:</text:p>
      <table:table table:name="Table61" table:style-name="Table61">
        <table:table-column table:style-name="Table61.A"/>
        <table:table-row table:style-name="Table61.1">
          <table:table-cell table:style-name="Table61.A1" office:value-type="string">
            <text:list xml:id="list1848163912" text:style-name="L49">
              <text:list-header>
                <text:p text:style-name="P40"/>
              </text:list-header>
              <text:list-item>
                <text:p text:style-name="P40"><text:span text:style-name="T19">Update literature review to reflect changes within the project.</text:span></text:p>
              </text:list-item>
              <text:list-item>
                <text:p text:style-name="P60">Dissertation.</text:p>
              </text:list-item>
            </text:list>
            <text:p text:style-name="P39"/>
          </table:table-cell>
        </table:table-row>
      </table:table>
      <text:p text:style-name="P134"/>
      <text:p text:style-name="P139">Progress:</text:p>
      <table:table table:name="Table62" table:style-name="Table62">
        <table:table-column table:style-name="Table62.A"/>
        <table:table-row table:style-name="Table62.1">
          <table:table-cell table:style-name="Table62.A1" office:value-type="string">
            <text:p text:style-name="P99"/>
            <text:list xml:id="list1959702688" text:style-name="L50">
              <text:list-item>
                <text:p text:style-name="P127">Wrote more dissertation.</text:p>
              </text:list-item>
            </text:list>
            <text:p text:style-name="P105"/>
            <text:p text:style-name="P105"/>
            <text:p text:style-name="P105"/>
          </table:table-cell>
        </table:table-row>
      </table:table>
      <text:p text:style-name="P134"/>
      <text:p text:style-name="P139">Supervisor’s <text:s/>Comments:</text:p>
      <table:table table:name="Table63" table:style-name="Table63">
        <table:table-column table:style-name="Table63.A"/>
        <table:table-row table:style-name="Table63.1">
          <table:table-cell table:style-name="Table63.A1" office:value-type="string">
            <text:p text:style-name="P31"/>
            <text:p text:style-name="P39"/>
            <text:p text:style-name="P39"/>
            <text:p text:style-name="P39"/>
            <text:p text:style-name="P39"/>
            <text:p text:style-name="P39"/>
            <text:p text:style-name="P105"/>
          </table:table-cell>
        </table:table-row>
      </table:table>
      <text:p text:style-name="P18">EDINBURGH NAPIER UNIVERSITY</text:p>
      <text:p text:style-name="P67"/>
      <text:p text:style-name="P72">SCHOOL OF COMPUTING</text:p>
      <text:p text:style-name="P67"/>
      <text:p text:style-name="P72">PROJECT <text:s/>DIARY</text:p>
      <text:p text:style-name="P77"/>
      <text:p text:style-name="P82">Student: <text:span text:style-name="T1">Jack Anderson</text:span><text:tab/>Supervisor: <text:span text:style-name="T1">Simon Powers</text:span> </text:p>
      <text:p text:style-name="P93"/>
      <text:p text:style-name="P87">Date: <text:span text:style-name="T14">20</text:span><text:span text:style-name="T11">/0</text:span><text:span text:style-name="T14">3</text:span><text:span text:style-name="T11">/2018</text:span><text:tab/>Last <text:s/>diary date: <text:s/><text:span text:style-name="T14">13</text:span><text:span text:style-name="T11">/0</text:span><text:span text:style-name="T14">3</text:span><text:span text:style-name="T11">/2018</text:span></text:p>
      <text:p text:style-name="P77"/>
      <text:p text:style-name="P134">Objectives:</text:p>
      <table:table table:name="Table64" table:style-name="Table64">
        <table:table-column table:style-name="Table64.A"/>
        <table:table-row table:style-name="Table64.1">
          <table:table-cell table:style-name="Table64.A1" office:value-type="string">
            <text:p text:style-name="P31"/>
            <text:list xml:id="list3384007272" text:style-name="L51">
              <text:list-item>
                <text:p text:style-name="P61">Complete first draft of dissertation for Simon to check over.</text:p>
              </text:list-item>
            </text:list>
            <text:p text:style-name="P39"/>
          </table:table-cell>
        </table:table-row>
      </table:table>
      <text:p text:style-name="P134"/>
      <text:p text:style-name="P139">Progress:</text:p>
      <table:table table:name="Table65" table:style-name="Table65">
        <table:table-column table:style-name="Table65.A"/>
        <table:table-row table:style-name="Table65.1">
          <table:table-cell table:style-name="Table65.A1" office:value-type="string">
            <text:p text:style-name="P99"/>
            <text:list xml:id="list2632248549" text:style-name="L52">
              <text:list-item>
                <text:p text:style-name="P128">Finished dissertation methodology.</text:p>
              </text:list-item>
              <text:list-item>
                <text:p text:style-name="P128">More dissertation writing.</text:p>
              </text:list-item>
            </text:list>
            <text:p text:style-name="P105"/>
            <text:p text:style-name="P105"/>
            <text:p text:style-name="P105"/>
          </table:table-cell>
        </table:table-row>
      </table:table>
      <text:p text:style-name="P134"/>
      <text:p text:style-name="P139">Supervisor’s <text:s/>Comments:</text:p>
      <table:table table:name="Table66" table:style-name="Table66">
        <table:table-column table:style-name="Table66.A"/>
        <table:table-row table:style-name="Table66.1">
          <table:table-cell table:style-name="Table66.A1" office:value-type="string">
            <text:p text:style-name="P31"/>
            <text:p text:style-name="P39"/>
            <text:p text:style-name="P39"/>
            <text:p text:style-name="P39"/>
            <text:p text:style-name="P39"/>
            <text:p text:style-name="P39"/>
            <text:p text:style-name="P105"/>
          </table:table-cell>
        </table:table-row>
      </table:table>
      <text:p text:style-name="P18">EDINBURGH NAPIER UNIVERSITY</text:p>
      <text:p text:style-name="P67"/>
      <text:p text:style-name="P72">SCHOOL OF COMPUTING</text:p>
      <text:p text:style-name="P67"/>
      <text:p text:style-name="P72">PROJECT <text:s/>DIARY</text:p>
      <text:p text:style-name="P77"/>
      <text:p text:style-name="P82">Student: <text:span text:style-name="T1">Jack Anderson</text:span><text:tab/>Supervisor: <text:span text:style-name="T1">Simon Powers</text:span> </text:p>
      <text:p text:style-name="P93"/>
      <text:p text:style-name="P87">Date: <text:span text:style-name="T14">27</text:span><text:span text:style-name="T11">/0</text:span><text:span text:style-name="T14">3</text:span><text:span text:style-name="T11">/2018</text:span><text:tab/>Last <text:s/>diary date: <text:s/><text:span text:style-name="T18">2</text:span><text:span text:style-name="T13">0</text:span><text:span text:style-name="T11">/0</text:span><text:span text:style-name="T14">3</text:span><text:span text:style-name="T11">/2018</text:span></text:p>
      <text:p text:style-name="P77"/>
      <text:p text:style-name="P134">Objectives:</text:p>
      <table:table table:name="Table67" table:style-name="Table67">
        <table:table-column table:style-name="Table67.A"/>
        <table:table-row table:style-name="Table67.1">
          <table:table-cell table:style-name="Table67.A1" office:value-type="string">
            <text:p text:style-name="P31"/>
            <text:list xml:id="list1645500291" text:style-name="L53">
              <text:list-item>
                <text:p text:style-name="P62">Finish dissertation.</text:p>
              </text:list-item>
            </text:list>
            <text:p text:style-name="P39"/>
          </table:table-cell>
        </table:table-row>
      </table:table>
      <text:p text:style-name="P134"/>
      <text:p text:style-name="P139">Progress:</text:p>
      <table:table table:name="Table68" table:style-name="Table68">
        <table:table-column table:style-name="Table68.A"/>
        <table:table-row table:style-name="Table68.1">
          <table:table-cell table:style-name="Table68.A1" office:value-type="string">
            <text:p text:style-name="P99"/>
            <text:list xml:id="list2253472983" text:style-name="L37">
              <text:list-header>
                <text:p text:style-name="P106"/>
              </text:list-header>
              <text:list-item>
                <text:p text:style-name="P129">Almost complete first draft of dissertation given to Simon to check.</text:p>
              </text:list-item>
            </text:list>
            <text:p text:style-name="P105"/>
            <text:p text:style-name="P105"/>
          </table:table-cell>
        </table:table-row>
      </table:table>
      <text:p text:style-name="P134"/>
      <text:p text:style-name="P139">Supervisor’s <text:s/>Comments:</text:p>
      <table:table table:name="Table69" table:style-name="Table69">
        <table:table-column table:style-name="Table69.A"/>
        <table:table-row table:style-name="Table69.1">
          <table:table-cell table:style-name="Table69.A1" office:value-type="string">
            <text:p text:style-name="P31"/>
            <text:p text:style-name="P39"/>
            <text:p text:style-name="P39"/>
            <text:p text:style-name="P39"/>
            <text:p text:style-name="P39"/>
            <text:p text:style-name="P39"/>
            <text:p text:style-name="P105"/>
          </table:table-cell>
        </table:table-row>
      </table:table>
      <text:p text:style-name="P9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>
        <style:tab-stops>
          <style:tab-stop style:position="7.324cm" style:type="center"/>
        </style:tab-stops>
      </style:paragraph-properties>
      <style:text-properties fo:font-size="10.5pt" fo:letter-spacing="-0.004cm" fo:font-weight="bold" style:font-size-asian="10.5pt" style:font-weight-asian="bold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Arial" style:font-name-complex="Arial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Version 2 <text:s text:c="58"/><text:tab/><text:tab/> <text:s text:c="19"/>Edinburgh Napier Universit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APIER UNIVERSITY</dc:title>
    <meta:initial-creator>Alison Crerar</meta:initial-creator>
    <meta:creation-date>2001-10-12T08:24:00</meta:creation-date>
    <dc:date>2018-03-29T11:28:49.735085727</dc:date>
    <meta:print-date>1999-01-19T21:41:00</meta:print-date>
    <meta:editing-cycles>26</meta:editing-cycles>
    <meta:editing-duration>PT54M2S</meta:editing-duration>
    <meta:generator>LibreOffice/5.4.3.2$Linux_X86_64 LibreOffice_project/40m0$Build-2</meta:generator>
    <meta:document-statistic meta:table-count="69" meta:image-count="0" meta:object-count="0" meta:page-count="23" meta:paragraph-count="305" meta:word-count="1358" meta:character-count="9583" meta:non-whitespace-character-count="8438"/>
  </office:meta>
</office:document-meta>
</file>